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2236246.828" calcext:value-type="float">
            <text:p><text:s/>42,236,247 <text:s/></text:p>
          </table:table-cell>
          <table:table-cell table:style-name="ce50" office:value-type="float" office:value="5546354" calcext:value-type="float">
            <text:p><text:s/>5,546,354 <text:s/></text:p>
          </table:table-cell>
          <table:table-cell table:style-name="ce50" office:value-type="float" office:value="51027480.775" calcext:value-type="float">
            <text:p><text:s/>51,027,481 <text:s/></text:p>
          </table:table-cell>
          <table:table-cell table:style-name="ce50" office:value-type="float" office:value="140981" calcext:value-type="float">
            <text:p><text:s/>140,981 <text:s/></text:p>
          </table:table-cell>
          <table:table-cell table:style-name="ce50" office:value-type="float" office:value="7255983" calcext:value-type="float">
            <text:p><text:s/>7,255,9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4477" calcext:value-type="float">
            <text:p><text:s/>194,4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92298.5444444445" calcext:value-type="float">
            <text:p><text:s/>92,29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69" calcext:value-type="float">
            <text:p><text:s/>1,36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281" calcext:value-type="float">
            <text:p><text:s/>117,2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62642.949673419" calcext:value-type="float">
            <text:p><text:s/>-162,643 <text:s/></text:p>
          </table:table-cell>
          <table:table-cell table:style-name="ce50" office:value-type="float" office:value="-117518" calcext:value-type="float">
            <text:p><text:s/>-117,518 <text:s/></text:p>
          </table:table-cell>
          <table:table-cell table:style-name="ce50" office:value-type="float" office:value="-1009373.08312597" calcext:value-type="float">
            <text:p><text:s/>-1,009,373 <text:s/></text:p>
          </table:table-cell>
          <table:table-cell table:style-name="ce50" office:value-type="float" office:value="-1670" calcext:value-type="float">
            <text:p><text:s/>-1,670 <text:s/></text:p>
          </table:table-cell>
          <table:table-cell table:style-name="ce50" office:value-type="float" office:value="867176.081125966" calcext:value-type="float">
            <text:p><text:s/>867,17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9524" calcext:value-type="float">
            <text:p><text:s/>79,5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2306591.233229" calcext:value-type="float">
            <text:p><text:s/>42,306,591 <text:s/></text:p>
          </table:table-cell>
          <table:table-cell table:style-name="ce51" office:value-type="float" office:value="5663872" calcext:value-type="float">
            <text:p><text:s/>5,663,872 <text:s/></text:p>
          </table:table-cell>
          <table:table-cell table:style-name="ce51" office:value-type="float" office:value="52036853.858126" calcext:value-type="float">
            <text:p><text:s/>52,036,854 <text:s/></text:p>
          </table:table-cell>
          <table:table-cell table:style-name="ce51" office:value-type="float" office:value="141282" calcext:value-type="float">
            <text:p><text:s/>141,282 <text:s/></text:p>
          </table:table-cell>
          <table:table-cell table:style-name="ce51" office:value-type="float" office:value="6388806.91887403" calcext:value-type="float">
            <text:p><text:s/>6,388,80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328" calcext:value-type="float">
            <text:p><text:s/>-2,32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840708.380518979" calcext:value-type="float">
            <text:p><text:s/>840,708 <text:s/></text:p>
          </table:table-cell>
          <table:table-cell table:style-name="ce51" office:value-type="float" office:value="102268" calcext:value-type="float">
            <text:p><text:s/>102,268 <text:s/></text:p>
          </table:table-cell>
          <table:table-cell table:style-name="ce51" office:value-type="float" office:value="1740340.22183851" calcext:value-type="float">
            <text:p><text:s/>1,740,340 <text:s/></text:p>
          </table:table-cell>
          <table:table-cell table:style-name="ce51" office:value-type="float" office:value="-16549" calcext:value-type="float">
            <text:p><text:s/>-16,549 <text:s/></text:p>
          </table:table-cell>
          <table:table-cell table:style-name="ce51" office:value-type="float" office:value="-832724.481838508" calcext:value-type="float">
            <text:p><text:s/>-832,72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30495" calcext:value-type="float">
            <text:p><text:s/>-30,49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0503128.225808" calcext:value-type="float">
            <text:p><text:s/>40,503,128 <text:s/></text:p>
          </table:table-cell>
          <table:table-cell table:style-name="ce50" office:value-type="float" office:value="5561604" calcext:value-type="float">
            <text:p><text:s/>5,561,604 <text:s/></text:p>
          </table:table-cell>
          <table:table-cell table:style-name="ce50" office:value-type="float" office:value="43250444.8022296" calcext:value-type="float">
            <text:p><text:s/>43,250,44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21531.40071254" calcext:value-type="float">
            <text:p><text:s/>7,221,5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30821" calcext:value-type="float">
            <text:p><text:s/>4,330,8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398244.58333333" calcext:value-type="float">
            <text:p><text:s/>5,398,245 <text:s/></text:p>
          </table:table-cell>
          <table:table-cell table:style-name="ce50" office:value-type="float" office:value="5420593" calcext:value-type="float">
            <text:p><text:s/>5,420,593 <text:s/></text:p>
          </table:table-cell>
          <table:table-cell table:style-name="ce50" office:value-type="float" office:value="1549904" calcext:value-type="float">
            <text:p><text:s/>1,549,9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319769.49888889" calcext:value-type="float">
            <text:p><text:s/>4,319,769 <text:s/></text:p>
          </table:table-cell>
          <table:table-cell table:style-name="ce50" office:value-type="float" office:value="141011" calcext:value-type="float">
            <text:p><text:s/>141,011 <text:s/></text:p>
          </table:table-cell>
          <table:table-cell table:style-name="ce50" office:value-type="float" office:value="1108886" calcext:value-type="float">
            <text:p><text:s/>1,108,8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30821" calcext:value-type="float">
            <text:p><text:s/>4,330,8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1300193.8643811" calcext:value-type="float">
            <text:p><text:s/>21,300,1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677270.5992875" calcext:value-type="float">
            <text:p><text:s/>27,677,2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926796.40071254" calcext:value-type="float">
            <text:p><text:s/>6,926,7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766800.142222222" calcext:value-type="float">
            <text:p><text:s/>766,8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5066" calcext:value-type="float">
            <text:p><text:s/>1,135,0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718120.13698245" calcext:value-type="float">
            <text:p><text:s/>8,718,12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779318.2029421" calcext:value-type="float">
            <text:p><text:s/>11,779,31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4735" calcext:value-type="float">
            <text:p><text:s/>294,73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052692.27366667" calcext:value-type="float">
            <text:p><text:s/>7,052,6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348454" calcext:value-type="float">
            <text:p><text:s/>5,348,4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7052692.27366667" calcext:value-type="float">
            <text:p><text:s/>7,052,6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348454" calcext:value-type="float">
            <text:p><text:s/>5,348,4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038474.04733333" calcext:value-type="float">
            <text:p><text:s/>1,038,47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46090.799333333" calcext:value-type="float">
            <text:p><text:s/>546,09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92383.248" calcext:value-type="float">
            <text:p><text:s/>492,38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8617.0192222222" calcext:value-type="float">
            <text:p><text:s/>58,61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6870" calcext:value-type="float">
            <text:p><text:s/>26,87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918355.83401311" calcext:value-type="float">
            <text:p><text:s/>6,918,35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046068.83405786" calcext:value-type="float">
            <text:p><text:s/>7,046,069 <text:s/></text:p>
          </table:table-cell>
          <table:table-cell table:style-name="ce52" office:value-type="float" office:value="157831" calcext:value-type="float">
            <text:p><text:s/>157,83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018930" calcext:value-type="float">
            <text:p><text:s/>1,018,93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597348.64512422" calcext:value-type="float">
            <text:p><text:s/>6,597,34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046068.83405786" calcext:value-type="float">
            <text:p><text:s/>7,046,069 <text:s/></text:p>
          </table:table-cell>
          <table:table-cell table:style-name="ce52" office:value-type="float" office:value="75194" calcext:value-type="float">
            <text:p><text:s/>75,19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90024" calcext:value-type="float">
            <text:p><text:s/>690,02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597348.64512422" calcext:value-type="float">
            <text:p><text:s/>6,597,3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46068.83405786" calcext:value-type="float">
            <text:p><text:s/>7,046,069 <text:s/></text:p>
          </table:table-cell>
          <table:table-cell table:style-name="ce50" office:value-type="float" office:value="75194" calcext:value-type="float">
            <text:p><text:s/>75,1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0024" calcext:value-type="float">
            <text:p><text:s/>690,0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659.66762666667" calcext:value-type="float">
            <text:p><text:s/>2,6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37.008" calcext:value-type="float">
            <text:p><text:s/>3,9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28640.284105952" calcext:value-type="float">
            <text:p><text:s/>328,6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6474.1047621" calcext:value-type="float">
            <text:p><text:s/>486,4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80458.202148708" calcext:value-type="float">
            <text:p><text:s/>380,4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3178.2597596" calcext:value-type="float">
            <text:p><text:s/>563,1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269531.61353774" calcext:value-type="float">
            <text:p><text:s/>2,269,5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52920.11872363" calcext:value-type="float">
            <text:p><text:s/>3,352,9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543006.42947236" calcext:value-type="float">
            <text:p><text:s/>1,543,0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4055.56994264" calcext:value-type="float">
            <text:p><text:s/>2,284,0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57616.9320594446" calcext:value-type="float">
            <text:p>( 57,61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85288.22179852" calcext:value-type="float">
            <text:p>( 85,28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485389.49741292" calcext:value-type="float">
            <text:p>( 1,485,38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198767.34814412" calcext:value-type="float">
            <text:p>( 2,198,76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43827.540907132" calcext:value-type="float">
            <text:p><text:s/>543,8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5007.87305332" calcext:value-type="float">
            <text:p><text:s/>805,0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73396.017024915" calcext:value-type="float">
            <text:p><text:s/>173,3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6671.73572767" calcext:value-type="float">
            <text:p><text:s/>256,6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9301.62613333333" calcext:value-type="float">
            <text:p><text:s/>9,302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7184.94" calcext:value-type="float">
            <text:p><text:s/>7,18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32137.81692444" calcext:value-type="float">
            <text:p><text:s/>1,632,1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15993.479" calcext:value-type="float">
            <text:p><text:s/>2,415,9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07626.22151111" calcext:value-type="float">
            <text:p><text:s/>1,307,6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35630.92" calcext:value-type="float">
            <text:p><text:s/>1,935,6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24511.595413333" calcext:value-type="float">
            <text:p><text:s/>324,5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0362.559" calcext:value-type="float">
            <text:p><text:s/>480,3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36840.49699624" calcext:value-type="float">
            <text:p><text:s/>1,836,8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47.924" calcext:value-type="float">
            <text:p><text:s/>5,848 <text:s/></text:p>
          </table:table-cell>
          <table:table-cell table:style-name="ce50" office:value-type="float" office:value="75194" calcext:value-type="float">
            <text:p><text:s/>75,1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0024" calcext:value-type="float">
            <text:p><text:s/>690,0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34453.09176958" calcext:value-type="float">
            <text:p><text:s/>1,834,4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13.936" calcext:value-type="float">
            <text:p><text:s/>2,314 <text:s/></text:p>
          </table:table-cell>
          <table:table-cell table:style-name="ce50" office:value-type="float" office:value="75194" calcext:value-type="float">
            <text:p><text:s/>75,1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0024" calcext:value-type="float">
            <text:p><text:s/>690,0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387.40522666667" calcext:value-type="float">
            <text:p><text:s/>2,3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33.988" calcext:value-type="float">
            <text:p><text:s/>3,5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47080.563784465" calcext:value-type="float">
            <text:p><text:s/>147,0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717.93981253" calcext:value-type="float">
            <text:p><text:s/>217,7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21007.188888889" calcext:value-type="float">
            <text:p><text:s/>321,00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637" calcext:value-type="float">
            <text:p><text:s/>82,6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8906" calcext:value-type="float">
            <text:p><text:s/>328,9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21007.188888889" calcext:value-type="float">
            <text:p><text:s/>321,00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637" calcext:value-type="float">
            <text:p><text:s/>82,6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8906" calcext:value-type="float">
            <text:p><text:s/>328,9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2384115.264099" calcext:value-type="float">
            <text:p><text:s/>122,384,11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3041947.456705" calcext:value-type="float">
            <text:p><text:s/>103,041,94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607596.9668533" calcext:value-type="float">
            <text:p><text:s/>18,607,59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8972251.284" calcext:value-type="float">
            <text:p><text:s/>88,972,2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3121760.3171467" calcext:value-type="float">
            <text:p><text:s/>73,121,76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850490.9668533" calcext:value-type="float">
            <text:p><text:s/>15,850,49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445650.270568" calcext:value-type="float">
            <text:p><text:s/>2,445,65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45650.270568" calcext:value-type="float">
            <text:p><text:s/>2,445,65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966213.709531" calcext:value-type="float">
            <text:p><text:s/>30,966,21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474536.86899" calcext:value-type="float">
            <text:p><text:s/>27,474,5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57106" calcext:value-type="float">
            <text:p><text:s/>2,757,10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2771531.072451" calcext:value-type="float">
            <text:p><text:s/>22,771,53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0319124.072451" calcext:value-type="float">
            <text:p><text:s/>20,319,12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52407" calcext:value-type="float">
            <text:p><text:s/>2,452,40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2771531.072451" calcext:value-type="float">
            <text:p><text:s/>22,771,53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0319124.072451" calcext:value-type="float">
            <text:p><text:s/>20,319,12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452407" calcext:value-type="float">
            <text:p><text:s/>2,452,40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68567.1975459562" calcext:value-type="float">
            <text:p><text:s/>68,567 <text:s/></text:p>
          </table:table-cell>
          <table:table-cell table:style-name="ce49" office:value-type="float" office:value="14229" calcext:value-type="float">
            <text:p><text:s/>14,229 <text:s/></text:p>
          </table:table-cell>
          <table:table-cell table:style-name="ce49" office:value-type="float" office:value="54338.1975459562" calcext:value-type="float">
            <text:p><text:s/>54,338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537973.0412076" calcext:value-type="float">
            <text:p><text:s/>71,537,973 <text:s/></text:p>
          </table:table-cell>
          <table:table-cell table:style-name="ce50" office:value-type="float" office:value="50849719" calcext:value-type="float">
            <text:p><text:s/>50,849,7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7033.963" calcext:value-type="float">
            <text:p><text:s/>327,0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30044.252" calcext:value-type="float">
            <text:p><text:s/>1,630,0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982650.7819718" calcext:value-type="float">
            <text:p><text:s/>17,982,6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7715.954" calcext:value-type="float">
            <text:p><text:s/>167,7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78107.66666667" calcext:value-type="float">
            <text:p><text:s/>1,978,1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9044.44444444" calcext:value-type="float">
            <text:p><text:s/>2,199,0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20.2416099995" calcext:value-type="float">
            <text:p><text:s/>12,020 <text:s/></text:p>
          </table:table-cell>
          <table:table-cell table:style-name="ce50" office:value-type="float" office:value="174268" calcext:value-type="float">
            <text:p><text:s/>174,26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32951.25" calcext:value-type="float">
            <text:p><text:s/>-32,95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9434717.1040607" calcext:value-type="float">
            <text:p><text:s/>49,434,717 <text:s/></text:p>
          </table:table-cell>
          <table:table-cell table:style-name="ce51" office:value-type="float" office:value="50689680" calcext:value-type="float">
            <text:p><text:s/>50,689,680 <text:s/></text:p>
          </table:table-cell>
          <table:table-cell table:style-name="ce51" office:value-type="float" office:value="54338.1975459562" calcext:value-type="float">
            <text:p><text:s/>54,338 <text:s/></text:p>
          </table:table-cell>
          <table:table-cell table:style-name="ce51" office:value-type="float" office:value="327033.963" calcext:value-type="float">
            <text:p><text:s/>327,03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495279.548" calcext:value-type="float">
            <text:p><text:s/>1,495,2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33828.21051889" calcext:value-type="float">
            <text:p><text:s/>7,033,8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8101.642" calcext:value-type="float">
            <text:p><text:s/>238,10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123583.619512312" calcext:value-type="float">
            <text:p><text:s/>-123,584 <text:s/></text:p>
          </table:table-cell>
          <table:table-cell table:style-name="ce51" office:value-type="float" office:value="-160001" calcext:value-type="float">
            <text:p><text:s/>-160,00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512.0159260274" calcext:value-type="float">
            <text:p><text:s/>7,51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03647.64863717" calcext:value-type="float">
            <text:p><text:s/>303,648 <text:s/></text:p>
          </table:table-cell>
          <table:table-cell table:style-name="ce50" office:value-type="float" office:value="4192707.90402453" calcext:value-type="float">
            <text:p><text:s/>4,192,708 <text:s/></text:p>
          </table:table-cell>
          <table:table-cell table:style-name="ce50" office:value-type="float" office:value="344716.32062634" calcext:value-type="float">
            <text:p><text:s/>344,716 <text:s/></text:p>
          </table:table-cell>
          <table:table-cell table:style-name="ce50" office:value-type="float" office:value="54206450.1562114" calcext:value-type="float">
            <text:p><text:s/>54,206,450 <text:s/></text:p>
          </table:table-cell>
          <table:table-cell table:style-name="ce50" office:value-type="float" office:value="50849681" calcext:value-type="float">
            <text:p><text:s/>50,849,681 <text:s/></text:p>
          </table:table-cell>
          <table:table-cell table:style-name="ce50" office:value-type="float" office:value="54338.1975459562" calcext:value-type="float">
            <text:p><text:s/>54,338 <text:s/></text:p>
          </table:table-cell>
          <table:table-cell table:style-name="ce50" office:value-type="float" office:value="327033.963" calcext:value-type="float">
            <text:p><text:s/>327,034 <text:s/></text:p>
          </table:table-cell>
          <table:table-cell table:style-name="ce50" office:value-type="float" office:value="19381.35038707" calcext:value-type="float">
            <text:p><text:s/>19,3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231053.160546" calcext:value-type="float">
            <text:p><text:s/>51,231,053 <text:s/></text:p>
          </table:table-cell>
          <table:table-cell table:style-name="ce50" office:value-type="float" office:value="50849681" calcext:value-type="float">
            <text:p><text:s/>50,849,681 <text:s/></text:p>
          </table:table-cell>
          <table:table-cell table:style-name="ce50" office:value-type="float" office:value="54338.1975459562" calcext:value-type="float">
            <text:p><text:s/>54,338 <text:s/></text:p>
          </table:table-cell>
          <table:table-cell table:style-name="ce50" office:value-type="float" office:value="327033.963" calcext:value-type="float">
            <text:p><text:s/>327,0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79202" calcext:value-type="float">
            <text:p><text:s/>2,179,20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17.06666666667" calcext:value-type="float">
            <text:p><text:s/>8,4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03647.64863717" calcext:value-type="float">
            <text:p><text:s/>303,648 <text:s/></text:p>
          </table:table-cell>
          <table:table-cell table:style-name="ce51" office:value-type="float" office:value="4192707.90402453" calcext:value-type="float">
            <text:p><text:s/>4,192,708 <text:s/></text:p>
          </table:table-cell>
          <table:table-cell table:style-name="ce51" office:value-type="float" office:value="344716.32062634" calcext:value-type="float">
            <text:p><text:s/>344,716 <text:s/></text:p>
          </table:table-cell>
          <table:table-cell table:style-name="ce51" office:value-type="float" office:value="787777.928998823" calcext:value-type="float">
            <text:p><text:s/>787,77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381.35038707" calcext:value-type="float">
            <text:p><text:s/>19,38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646599" calcext:value-type="float">
            <text:p><text:s/>2,646,599 <text:s/></text:p>
          </table:table-cell>
          <table:table-cell table:style-name="ce50" office:value-type="float" office:value="16984444" calcext:value-type="float">
            <text:p><text:s/>16,984,444 <text:s/></text:p>
          </table:table-cell>
          <table:table-cell table:style-name="ce50" office:value-type="float" office:value="921575" calcext:value-type="float">
            <text:p><text:s/>921,575 <text:s/></text:p>
          </table:table-cell>
          <table:table-cell table:style-name="ce50" office:value-type="float" office:value="59303995.5360811" calcext:value-type="float">
            <text:p><text:s/>59,303,99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5738.008" calcext:value-type="float">
            <text:p><text:s/>1,595,738 <text:s/></text:p>
          </table:table-cell>
          <table:table-cell table:style-name="ce50" office:value-type="float" office:value="2638047.078" calcext:value-type="float">
            <text:p><text:s/>2,638,0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646599" calcext:value-type="float">
            <text:p><text:s/>2,646,599 <text:s/></text:p>
          </table:table-cell>
          <table:table-cell table:style-name="ce50" office:value-type="float" office:value="16984444" calcext:value-type="float">
            <text:p><text:s/>16,984,444 <text:s/></text:p>
          </table:table-cell>
          <table:table-cell table:style-name="ce50" office:value-type="float" office:value="921575" calcext:value-type="float">
            <text:p><text:s/>921,575 <text:s/></text:p>
          </table:table-cell>
          <table:table-cell table:style-name="ce50" office:value-type="float" office:value="53957705.1207051" calcext:value-type="float">
            <text:p><text:s/>53,957,7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5738.008" calcext:value-type="float">
            <text:p><text:s/>1,595,738 <text:s/></text:p>
          </table:table-cell>
          <table:table-cell table:style-name="ce50" office:value-type="float" office:value="2241110.71531967" calcext:value-type="float">
            <text:p><text:s/>2,241,11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346290.415376" calcext:value-type="float">
            <text:p><text:s/>5,346,29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96936.362680332" calcext:value-type="float">
            <text:p><text:s/>396,9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46623" calcext:value-type="float">
            <text:p><text:s/>546,623 <text:s/></text:p>
          </table:table-cell>
          <table:table-cell table:style-name="ce50" office:value-type="float" office:value="8461173" calcext:value-type="float">
            <text:p><text:s/>8,461,173 <text:s/></text:p>
          </table:table-cell>
          <table:table-cell table:style-name="ce50" office:value-type="float" office:value="254745" calcext:value-type="float">
            <text:p><text:s/>254,745 <text:s/></text:p>
          </table:table-cell>
          <table:table-cell table:style-name="ce50" office:value-type="float" office:value="2583585.83441734" calcext:value-type="float">
            <text:p><text:s/>2,583,58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6088.55145614" calcext:value-type="float">
            <text:p><text:s/>1,576,089 <text:s/></text:p>
          </table:table-cell>
          <table:table-cell table:style-name="ce50" office:value-type="float" office:value="76365.4668821918" calcext:value-type="float">
            <text:p><text:s/>76,3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2.26666666667" calcext:value-type="float">
            <text:p><text:s/>1,5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76977" calcext:value-type="float">
            <text:p><text:s/>476,977 <text:s/></text:p>
          </table:table-cell>
          <table:table-cell table:style-name="ce50" office:value-type="float" office:value="3134357" calcext:value-type="float">
            <text:p><text:s/>3,134,357 <text:s/></text:p>
          </table:table-cell>
          <table:table-cell table:style-name="ce50" office:value-type="float" office:value="254745" calcext:value-type="float">
            <text:p><text:s/>254,745 <text:s/></text:p>
          </table:table-cell>
          <table:table-cell table:style-name="ce50" office:value-type="float" office:value="20156.5333333333" calcext:value-type="float">
            <text:p><text:s/>20,15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9646" calcext:value-type="float">
            <text:p><text:s/>69,646 <text:s/></text:p>
          </table:table-cell>
          <table:table-cell table:style-name="ce50" office:value-type="float" office:value="5326816" calcext:value-type="float">
            <text:p><text:s/>5,326,8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57731.54849808" calcext:value-type="float">
            <text:p><text:s/>2,557,73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6088.55145614" calcext:value-type="float">
            <text:p><text:s/>1,576,089 <text:s/></text:p>
          </table:table-cell>
          <table:table-cell table:style-name="ce50" office:value-type="float" office:value="73707.174" calcext:value-type="float">
            <text:p><text:s/>73,70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85.27402" calcext:value-type="float">
            <text:p><text:s/>2,2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9.068" calcext:value-type="float">
            <text:p><text:s/>22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840.21189926027" calcext:value-type="float">
            <text:p><text:s/>1,84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429.22488219178" calcext:value-type="float">
            <text:p><text:s/>2,42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18" calcext:value-type="float">
            <text:p><text:s/>318 <text:s/></text:p>
          </table:table-cell>
          <table:table-cell table:style-name="ce52" office:value-type="float" office:value="251287" calcext:value-type="float">
            <text:p><text:s/>251,287 <text:s/></text:p>
          </table:table-cell>
          <table:table-cell table:style-name="ce52" office:value-type="float" office:value="76446" calcext:value-type="float">
            <text:p><text:s/>76,44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796010.35136283" calcext:value-type="float">
            <text:p><text:s/>1,796,010 <text:s/></text:p>
          </table:table-cell>
          <table:table-cell table:style-name="ce52" office:value-type="float" office:value="4079276.09597547" calcext:value-type="float">
            <text:p><text:s/>4,079,276 <text:s/></text:p>
          </table:table-cell>
          <table:table-cell table:style-name="ce52" office:value-type="float" office:value="245667.67937366" calcext:value-type="float">
            <text:p><text:s/>245,668 <text:s/></text:p>
          </table:table-cell>
          <table:table-cell table:style-name="ce52" office:value-type="float" office:value="45038432.0585064" calcext:value-type="float">
            <text:p><text:s/>45,038,43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268.10615679" calcext:value-type="float">
            <text:p><text:s/>268 <text:s/></text:p>
          </table:table-cell>
          <table:table-cell table:style-name="ce52" office:value-type="float" office:value="3811347.50119178" calcext:value-type="float">
            <text:p><text:s/>3,811,34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796010.35136283" calcext:value-type="float">
            <text:p><text:s/>1,796,010 <text:s/></text:p>
          </table:table-cell>
          <table:table-cell table:style-name="ce52" office:value-type="float" office:value="4079276.09597547" calcext:value-type="float">
            <text:p><text:s/>4,079,276 <text:s/></text:p>
          </table:table-cell>
          <table:table-cell table:style-name="ce52" office:value-type="float" office:value="245667.67937366" calcext:value-type="float">
            <text:p><text:s/>245,668 <text:s/></text:p>
          </table:table-cell>
          <table:table-cell table:style-name="ce52" office:value-type="float" office:value="20555260.7760373" calcext:value-type="float">
            <text:p><text:s/>20,555,26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268.10615679" calcext:value-type="float">
            <text:p><text:s/>268 <text:s/></text:p>
          </table:table-cell>
          <table:table-cell table:style-name="ce52" office:value-type="float" office:value="2737580.34319178" calcext:value-type="float">
            <text:p><text:s/>2,737,5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796010.35136283" calcext:value-type="float">
            <text:p><text:s/>1,796,010 <text:s/></text:p>
          </table:table-cell>
          <table:table-cell table:style-name="ce50" office:value-type="float" office:value="4079276.09597547" calcext:value-type="float">
            <text:p><text:s/>4,079,276 <text:s/></text:p>
          </table:table-cell>
          <table:table-cell table:style-name="ce50" office:value-type="float" office:value="245667.67937366" calcext:value-type="float">
            <text:p><text:s/>245,668 <text:s/></text:p>
          </table:table-cell>
          <table:table-cell table:style-name="ce50" office:value-type="float" office:value="4689270.81224754" calcext:value-type="float">
            <text:p><text:s/>4,689,27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8.10615679" calcext:value-type="float">
            <text:p><text:s/>268 <text:s/></text:p>
          </table:table-cell>
          <table:table-cell table:style-name="ce50" office:value-type="float" office:value="690438.222" calcext:value-type="float">
            <text:p><text:s/>690,4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522.3157" calcext:value-type="float">
            <text:p><text:s/>60,5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72.38" calcext:value-type="float">
            <text:p><text:s/>3,4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6088.035666064" calcext:value-type="float">
            <text:p><text:s/>346,0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342.502" calcext:value-type="float">
            <text:p><text:s/>11,3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4153.463189873" calcext:value-type="float">
            <text:p><text:s/>564,1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90.75" calcext:value-type="float">
            <text:p><text:s/>1,59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352.99005" calcext:value-type="float">
            <text:p><text:s/>32,3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99.67" calcext:value-type="float">
            <text:p><text:s/>3,3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03.74106" calcext:value-type="float">
            <text:p><text:s/>9,0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1.804" calcext:value-type="float">
            <text:p><text:s/>1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335.948109633" calcext:value-type="float">
            <text:p><text:s/>233,3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36.06" calcext:value-type="float">
            <text:p><text:s/>3,0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78.34537333333" calcext:value-type="float">
            <text:p><text:s/>6,1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275.736" calcext:value-type="float">
            <text:p><text:s/>6,2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9531" calcext:value-type="float">
            <text:p><text:s/>9,5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27017.72937752" calcext:value-type="float">
            <text:p><text:s/>1,627,0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8.10615679" calcext:value-type="float">
            <text:p><text:s/>268 <text:s/></text:p>
          </table:table-cell>
          <table:table-cell table:style-name="ce50" office:value-type="float" office:value="435892.77" calcext:value-type="float">
            <text:p><text:s/>435,8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6432.19930582" calcext:value-type="float">
            <text:p><text:s/>1,176,4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3294.488" calcext:value-type="float">
            <text:p><text:s/>73,2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90627.173498357" calcext:value-type="float">
            <text:p>( 990,62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3294.488" calcext:value-type="float">
            <text:p>( 73,29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84928.225807461" calcext:value-type="float">
            <text:p>( 184,928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76.8" calcext:value-type="float">
            <text:p>( 87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418.701386425" calcext:value-type="float">
            <text:p><text:s/>139,41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8.10615679" calcext:value-type="float">
            <text:p><text:s/>26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905.050788608" calcext:value-type="float">
            <text:p><text:s/>33,9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9531" calcext:value-type="float">
            <text:p><text:s/>9,531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277261.777896667" calcext:value-type="float">
            <text:p><text:s/>277,26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62598.282" calcext:value-type="float">
            <text:p><text:s/>362,5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923.683262222" calcext:value-type="float">
            <text:p><text:s/>213,9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12.336" calcext:value-type="float">
            <text:p><text:s/>3,9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476.7561566667" calcext:value-type="float">
            <text:p><text:s/>83,4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30.566" calcext:value-type="float">
            <text:p><text:s/>3,43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9312.8984133333" calcext:value-type="float">
            <text:p><text:s/>99,31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9460.872" calcext:value-type="float">
            <text:p><text:s/>9,4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7430.397243333" calcext:value-type="float">
            <text:p><text:s/>347,4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148.994" calcext:value-type="float">
            <text:p><text:s/>19,1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311.6" calcext:value-type="float">
            <text:p><text:s/>60,31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7118.797243333" calcext:value-type="float">
            <text:p><text:s/>287,1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148.994" calcext:value-type="float">
            <text:p><text:s/>19,1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841.02011333333" calcext:value-type="float">
            <text:p>( 6,84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933.652" calcext:value-type="float">
            <text:p>( 8,934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6134.47818666667" calcext:value-type="float">
            <text:p>( 6,134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501.568" calcext:value-type="float">
            <text:p>( 2,50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86479.35136283" calcext:value-type="float">
            <text:p><text:s/>1,786,479 <text:s/></text:p>
          </table:table-cell>
          <table:table-cell table:style-name="ce50" office:value-type="float" office:value="4079276.09597547" calcext:value-type="float">
            <text:p><text:s/>4,079,276 <text:s/></text:p>
          </table:table-cell>
          <table:table-cell table:style-name="ce50" office:value-type="float" office:value="245667.67937366" calcext:value-type="float">
            <text:p><text:s/>245,668 <text:s/></text:p>
          </table:table-cell>
          <table:table-cell table:style-name="ce50" office:value-type="float" office:value="544078.15633" calcext:value-type="float">
            <text:p><text:s/>544,0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504.622" calcext:value-type="float">
            <text:p><text:s/>26,5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86479.35136283" calcext:value-type="float">
            <text:p><text:s/>1,786,479 <text:s/></text:p>
          </table:table-cell>
          <table:table-cell table:style-name="ce50" office:value-type="float" office:value="4079276.09597547" calcext:value-type="float">
            <text:p><text:s/>4,079,276 <text:s/></text:p>
          </table:table-cell>
          <table:table-cell table:style-name="ce50" office:value-type="float" office:value="245667.67937366" calcext:value-type="float">
            <text:p><text:s/>245,668 <text:s/></text:p>
          </table:table-cell>
          <table:table-cell table:style-name="ce50" office:value-type="float" office:value="466933.885906667" calcext:value-type="float">
            <text:p><text:s/>466,9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020.216" calcext:value-type="float">
            <text:p><text:s/>16,0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144.2704233333" calcext:value-type="float">
            <text:p><text:s/>77,1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84.406" calcext:value-type="float">
            <text:p><text:s/>10,4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368.00086666667" calcext:value-type="float">
            <text:p>( 9,36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290.28" calcext:value-type="float">
            <text:p>( 6,29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901.1148133333" calcext:value-type="float">
            <text:p><text:s/>92,9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24.632" calcext:value-type="float">
            <text:p><text:s/>8,22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2758.18162" calcext:value-type="float">
            <text:p><text:s/>12,75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646.908" calcext:value-type="float">
            <text:p><text:s/>3,6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744.535893333" calcext:value-type="float">
            <text:p><text:s/>123,7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95.904" calcext:value-type="float">
            <text:p><text:s/>4,5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535.9930077778" calcext:value-type="float">
            <text:p><text:s/>40,5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51.882" calcext:value-type="float">
            <text:p><text:s/>8,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755.83821" calcext:value-type="float">
            <text:p><text:s/>117,7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7482.614" calcext:value-type="float">
            <text:p><text:s/>137,4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3.986666676" calcext:value-type="float">
            <text:p><text:s/>9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523.2894111111" calcext:value-type="float">
            <text:p><text:s/>87,5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7.22" calcext:value-type="float">
            <text:p><text:s/>52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203.4126933333" calcext:value-type="float">
            <text:p><text:s/>46,20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97877.5406972" calcext:value-type="float">
            <text:p><text:s/>12,997,8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145.105" calcext:value-type="float">
            <text:p><text:s/>133,1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692.4444444444" calcext:value-type="float">
            <text:p><text:s/>85,6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81195.4962528" calcext:value-type="float">
            <text:p><text:s/>12,581,1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3145.105" calcext:value-type="float">
            <text:p><text:s/>133,1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745.3333333333" calcext:value-type="float">
            <text:p><text:s/>29,7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1244.266666667" calcext:value-type="float">
            <text:p><text:s/>301,2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0912.717048889" calcext:value-type="float">
            <text:p><text:s/>400,9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.904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818.4503822222" calcext:value-type="float">
            <text:p><text:s/>66,8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.904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34094.266666667" calcext:value-type="float">
            <text:p><text:s/>334,09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9390.16367802" calcext:value-type="float">
            <text:p><text:s/>1,149,3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412.445079452" calcext:value-type="float">
            <text:p><text:s/>126,4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4373.660125796" calcext:value-type="float">
            <text:p><text:s/>574,3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6268.823079452" calcext:value-type="float">
            <text:p><text:s/>126,2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54.13333333333" calcext:value-type="float">
            <text:p><text:s/>7,7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625.7333333333" calcext:value-type="float">
            <text:p><text:s/>13,6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06.4666666667" calcext:value-type="float">
            <text:p><text:s/>10,5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77.97071666667" calcext:value-type="float">
            <text:p><text:s/>7,6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.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6938.622222222" calcext:value-type="float">
            <text:p><text:s/>386,93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8513.57728" calcext:value-type="float">
            <text:p><text:s/>148,51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16.352" calcext:value-type="float">
            <text:p><text:s/>116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17809.54236559" calcext:value-type="float">
            <text:p><text:s/>1,317,810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787533.66711233" calcext:value-type="float">
            <text:p><text:s/>1,787,5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483171.2824691" calcext:value-type="float">
            <text:p><text:s/>24,483,1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3767.158" calcext:value-type="float">
            <text:p><text:s/>1,073,7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483171.2824691" calcext:value-type="float">
            <text:p><text:s/>24,483,1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3767.158" calcext:value-type="float">
            <text:p><text:s/>1,073,7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510055.2770367" calcext:value-type="float">
            <text:p>( 20,510,05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73767.158" calcext:value-type="float">
            <text:p>( 1,073,76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03109.095436" calcext:value-type="float">
            <text:p><text:s/>303,109 <text:s/></text:p>
          </table:table-cell>
          <table:table-cell table:style-name="ce57" office:value-type="float" office:value="428836.585009" calcext:value-type="float">
            <text:p><text:s/>428,837 <text:s/></text:p>
          </table:table-cell>
          <table:table-cell table:style-name="ce57" office:value-type="float" office:value="2625.160096" calcext:value-type="float">
            <text:p><text:s/>2,625 <text:s/></text:p>
          </table:table-cell>
          <table:table-cell table:style-name="ce57" office:value-type="float" office:value="11099462.325563" calcext:value-type="float">
            <text:p><text:s/>11,099,462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3573.617642" calcext:value-type="float">
            <text:p><text:s/>83,574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254656.848" calcext:value-type="float">
            <text:p><text:s/>8,254,65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1347.780754" calcext:value-type="float">
            <text:p><text:s/>21,34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3109.095436" calcext:value-type="float">
            <text:p><text:s/>303,109 <text:s/></text:p>
          </table:table-cell>
          <table:table-cell table:style-name="ce57" office:value-type="float" office:value="428836.585009" calcext:value-type="float">
            <text:p><text:s/>428,837 <text:s/></text:p>
          </table:table-cell>
          <table:table-cell table:style-name="ce57" office:value-type="float" office:value="2625.160096" calcext:value-type="float">
            <text:p><text:s/>2,625 <text:s/></text:p>
          </table:table-cell>
          <table:table-cell table:style-name="ce57" office:value-type="float" office:value="2823457.696809" calcext:value-type="float">
            <text:p><text:s/>2,823,45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3573.617642" calcext:value-type="float">
            <text:p><text:s/>83,574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47178.578842" calcext:value-type="float">
            <text:p><text:s/>2,047,17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047178.578842" calcext:value-type="float">
            <text:p><text:s/>2,047,17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687247" calcext:value-type="float">
            <text:p><text:s/>16,687,2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46987" calcext:value-type="float">
            <text:p><text:s/>4,946,9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27352" calcext:value-type="float">
            <text:p><text:s/>1,927,3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473925" calcext:value-type="float">
            <text:p><text:s/>2,473,9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6713" calcext:value-type="float">
            <text:p><text:s/>176,713 <text:s/></text:p>
          </table:table-cell>
          <table:table-cell table:number-columns-repeated="2" table:style-name="ce50" office:value-type="float" office:value="88486" calcext:value-type="float">
            <text:p><text:s/>88,4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35" calcext:value-type="float">
            <text:p><text:s/>12,135 <text:s/></text:p>
          </table:table-cell>
          <table:table-cell table:style-name="ce50" office:value-type="float" office:value="-371" calcext:value-type="float">
            <text:p><text:s/>-37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6510534" calcext:value-type="float">
            <text:p><text:s/>16,510,534 <text:s/></text:p>
          </table:table-cell>
          <table:table-cell table:number-columns-repeated="2" table:style-name="ce51" office:value-type="float" office:value="-5035473" calcext:value-type="float">
            <text:p><text:s/>-5,035,47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413412" calcext:value-type="float">
            <text:p><text:s/>-4,413,412 <text:s/></text:p>
          </table:table-cell>
          <table:table-cell table:style-name="ce51" office:value-type="float" office:value="371" calcext:value-type="float">
            <text:p><text:s/>3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05636" calcext:value-type="float">
            <text:p><text:s/>4,705,636 <text:s/></text:p>
          </table:table-cell>
          <table:table-cell table:number-columns-repeated="2" table:style-name="ce50" office:value-type="float" office:value="98846" calcext:value-type="float">
            <text:p><text:s/>98,84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4017" calcext:value-type="float">
            <text:p><text:s/>104,017 <text:s/></text:p>
          </table:table-cell>
          <table:table-cell table:style-name="ce50" office:value-type="float" office:value="3150" calcext:value-type="float">
            <text:p><text:s/>3,15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" calcext:value-type="float">
            <text:p><text:s/>-4 <text:s/></text:p>
          </table:table-cell>
          <table:table-cell table:number-columns-repeated="2" table:style-name="ce51" office:value-type="float" office:value="-48952.8999999996" calcext:value-type="float">
            <text:p><text:s/>-48,95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7462" calcext:value-type="float">
            <text:p><text:s/>-7,462 <text:s/></text:p>
          </table:table-cell>
          <table:table-cell table:style-name="ce51" office:value-type="float" office:value="-10471" calcext:value-type="float">
            <text:p><text:s/>-10,47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947156" calcext:value-type="float">
            <text:p><text:s/>10,947,156 <text:s/></text:p>
          </table:table-cell>
          <table:table-cell table:number-columns-repeated="2" table:style-name="ce50" office:value-type="float" office:value="14869913.1" calcext:value-type="float">
            <text:p><text:s/>14,869,91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82762" calcext:value-type="float">
            <text:p><text:s/>4,782,7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947156" calcext:value-type="float">
            <text:p><text:s/>10,947,156 <text:s/></text:p>
          </table:table-cell>
          <table:table-cell table:number-columns-repeated="2" table:style-name="ce50" office:value-type="float" office:value="9410323.08" calcext:value-type="float">
            <text:p><text:s/>9,410,3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82762" calcext:value-type="float">
            <text:p><text:s/>4,782,7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459590.02" calcext:value-type="float">
            <text:p><text:s/>5,459,59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15" calcext:value-type="float">
            <text:p><text:s/>4,91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57" calcext:value-type="float">
            <text:p><text:s/>2,45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42" calcext:value-type="float">
            <text:p><text:s/>2,4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6" calcext:value-type="float">
            <text:p><text:s/>1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2752058" calcext:value-type="float">
            <text:p><text:s/>22,752,058 <text:s/></text:p>
          </table:table-cell>
          <table:table-cell table:number-columns-repeated="2" table:style-name="ce52" office:value-type="float" office:value="9779632" calcext:value-type="float">
            <text:p><text:s/>9,779,632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72789" calcext:value-type="float">
            <text:p><text:s/>272,789 <text:s/></text:p>
          </table:table-cell>
          <table:table-cell table:style-name="ce52" office:value-type="float" office:value="7689" calcext:value-type="float">
            <text:p><text:s/>7,68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9779632" calcext:value-type="float">
            <text:p><text:s/>9,779,632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72789" calcext:value-type="float">
            <text:p><text:s/>272,789 <text:s/></text:p>
          </table:table-cell>
          <table:table-cell table:style-name="ce52" office:value-type="float" office:value="7689" calcext:value-type="float">
            <text:p><text:s/>7,6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473" calcext:value-type="float">
            <text:p><text:s/>8,4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64" calcext:value-type="float">
            <text:p><text:s/>1,564 <text:s/></text:p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" calcext:value-type="float">
            <text:p><text:s/>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3" calcext:value-type="float">
            <text:p><text:s/>9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2" calcext:value-type="float">
            <text:p><text:s/>2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7" calcext:value-type="float">
            <text:p>( 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54" office:value-type="float" office:value="6" calcext:value-type="float">
            <text:p><text:s/>6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2" calcext:value-type="float">
            <text:p><text:s/>9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28" calcext:value-type="float">
            <text:p><text:s/>1,52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8" calcext:value-type="float">
            <text:p><text:s/>1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4" calcext:value-type="float">
            <text:p><text:s/>1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" calcext:value-type="float">
            <text:p><text:s/>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0" calcext:value-type="float">
            <text:p>( 10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5" calcext:value-type="float">
            <text:p><text:s/>2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3" calcext:value-type="float">
            <text:p><text:s/>1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2" calcext:value-type="float">
            <text:p><text:s/>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" calcext:value-type="float">
            <text:p><text:s/>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34" calcext:value-type="float">
            <text:p><text:s/>13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9" calcext:value-type="float">
            <text:p><text:s/>4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612" calcext:value-type="float">
            <text:p><text:s/>4,6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19" calcext:value-type="float">
            <text:p><text:s/>7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67" calcext:value-type="float">
            <text:p><text:s/>5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12" calcext:value-type="float">
            <text:p><text:s/>3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" calcext:value-type="float">
            <text:p><text:s/>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13276.467" calcext:value-type="float">
            <text:p><text:s/>9,713,27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6404" calcext:value-type="float">
            <text:p><text:s/>96,4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96404" calcext:value-type="float">
            <text:p><text:s/>96,4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13276.467" calcext:value-type="float">
            <text:p><text:s/>9,713,2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08.533" calcext:value-type="float">
            <text:p><text:s/>9,0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08.533" calcext:value-type="float">
            <text:p><text:s/>9,0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8874" calcext:value-type="float">
            <text:p><text:s/>48,8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4821" calcext:value-type="float">
            <text:p><text:s/>174,821 <text:s/></text:p>
          </table:table-cell>
          <table:table-cell table:style-name="ce50" office:value-type="float" office:value="7673" calcext:value-type="float">
            <text:p><text:s/>7,6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4261" calcext:value-type="float">
            <text:p><text:s/>4,2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29" calcext:value-type="float">
            <text:p><text:s/>9,8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404" calcext:value-type="float">
            <text:p><text:s/>3,4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662" calcext:value-type="float">
            <text:p><text:s/>32,6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4821" calcext:value-type="float">
            <text:p><text:s/>174,821 <text:s/></text:p>
          </table:table-cell>
          <table:table-cell table:style-name="ce50" office:value-type="float" office:value="2500" calcext:value-type="float">
            <text:p><text:s/>2,500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979" calcext:value-type="float">
            <text:p><text:s/>2,979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12" calcext:value-type="float">
            <text:p><text:s/>912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752058" calcext:value-type="float">
            <text:p><text:s/>22,752,0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752058" calcext:value-type="float">
            <text:p><text:s/>22,752,0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2752058" calcext:value-type="float">
            <text:p>( 22,752,05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96750" calcext:value-type="float">
            <text:p><text:s/>2,396,7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3616" calcext:value-type="float">
            <text:p><text:s/>283,616 <text:s/></text:p>
          </table:table-cell>
          <table:table-cell table:style-name="ce50" office:value-type="float" office:value="15311" calcext:value-type="float">
            <text:p><text:s/>15,311 <text:s/></text:p>
          </table:table-cell>
          <table:table-cell table:style-name="ce50" office:value-type="float" office:value="1510527.86648777" calcext:value-type="float">
            <text:p><text:s/>1,510,528 <text:s/></text:p>
          </table:table-cell>
          <table:table-cell table:style-name="ce50" office:value-type="float" office:value="56809" calcext:value-type="float">
            <text:p><text:s/>56,809 <text:s/></text:p>
          </table:table-cell>
          <table:table-cell table:style-name="ce50" office:value-type="float" office:value="48568" calcext:value-type="float">
            <text:p><text:s/>48,568 <text:s/></text:p>
          </table:table-cell>
          <table:table-cell table:style-name="ce50" office:value-type="float" office:value="327063" calcext:value-type="float">
            <text:p><text:s/>327,0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0283807" calcext:value-type="float">
            <text:p><text:s/>10,283,807 <text:s/></text:p>
          </table:table-cell>
          <table:table-cell table:style-name="ce50" office:value-type="float" office:value="759828" calcext:value-type="float">
            <text:p><text:s/>759,828 <text:s/></text:p>
          </table:table-cell>
          <table:table-cell table:style-name="ce50" office:value-type="float" office:value="171" calcext:value-type="float">
            <text:p><text:s/>171 <text:s/></text:p>
          </table:table-cell>
          <table:table-cell table:style-name="ce50" office:value-type="float" office:value="593384" calcext:value-type="float">
            <text:p><text:s/>593,384 <text:s/></text:p>
          </table:table-cell>
          <table:table-cell table:style-name="ce50" office:value-type="float" office:value="341348" calcext:value-type="float">
            <text:p><text:s/>341,348 <text:s/></text:p>
          </table:table-cell>
          <table:table-cell table:style-name="ce50" office:value-type="float" office:value="74585.5039706205" calcext:value-type="float">
            <text:p><text:s/>74,586 <text:s/></text:p>
          </table:table-cell>
          <table:table-cell table:style-name="ce50" office:value-type="float" office:value="33385" calcext:value-type="float">
            <text:p><text:s/>33,385 <text:s/></text:p>
          </table:table-cell>
          <table:table-cell table:style-name="ce50" office:value-type="float" office:value="264382" calcext:value-type="float">
            <text:p><text:s/>264,382 <text:s/></text:p>
          </table:table-cell>
          <table:table-cell table:style-name="ce50" office:value-type="float" office:value="94273" calcext:value-type="float">
            <text:p><text:s/>94,27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77326" calcext:value-type="float">
            <text:p><text:s/>177,326 <text:s/></text:p>
          </table:table-cell>
          <table:table-cell table:style-name="ce50" office:value-type="float" office:value="1697676" calcext:value-type="float">
            <text:p><text:s/>1,697,676 <text:s/></text:p>
          </table:table-cell>
          <table:table-cell table:style-name="ce50" office:value-type="float" office:value="1605" calcext:value-type="float">
            <text:p><text:s/>1,605 <text:s/></text:p>
          </table:table-cell>
          <table:table-cell table:style-name="ce50" office:value-type="float" office:value="135" calcext:value-type="float">
            <text:p><text:s/>1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37228.536" calcext:value-type="float">
            <text:p><text:s/>-137,229 <text:s/></text:p>
          </table:table-cell>
          <table:table-cell table:style-name="ce50" office:value-type="float" office:value="56985.1584" calcext:value-type="float">
            <text:p><text:s/>56,985 <text:s/></text:p>
          </table:table-cell>
          <table:table-cell table:style-name="ce50" office:value-type="float" office:value="-450" calcext:value-type="float">
            <text:p><text:s/>-450 <text:s/></text:p>
          </table:table-cell>
          <table:table-cell table:style-name="ce50" office:value-type="float" office:value="377" calcext:value-type="float">
            <text:p><text:s/>377 <text:s/></text:p>
          </table:table-cell>
          <table:table-cell table:style-name="ce50" office:value-type="float" office:value="-13047" calcext:value-type="float">
            <text:p><text:s/>-13,047 <text:s/></text:p>
          </table:table-cell>
          <table:table-cell table:style-name="ce50" office:value-type="float" office:value="-3662.00000000006" calcext:value-type="float">
            <text:p><text:s/>-3,6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75102" calcext:value-type="float">
            <text:p><text:s/>-75,102 <text:s/></text:p>
          </table:table-cell>
          <table:table-cell table:style-name="ce50" office:value-type="float" office:value="-224587" calcext:value-type="float">
            <text:p><text:s/>-224,58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0323904.464" calcext:value-type="float">
            <text:p><text:s/>-10,323,904 <text:s/></text:p>
          </table:table-cell>
          <table:table-cell table:style-name="ce51" office:value-type="float" office:value="-117739.1584" calcext:value-type="float">
            <text:p><text:s/>-117,739 <text:s/></text:p>
          </table:table-cell>
          <table:table-cell table:style-name="ce51" office:value-type="float" office:value="-1326" calcext:value-type="float">
            <text:p><text:s/>-1,326 <text:s/></text:p>
          </table:table-cell>
          <table:table-cell table:style-name="ce51" office:value-type="float" office:value="-310280" calcext:value-type="float">
            <text:p><text:s/>-310,280 <text:s/></text:p>
          </table:table-cell>
          <table:table-cell table:style-name="ce51" office:value-type="float" office:value="-312990" calcext:value-type="float">
            <text:p><text:s/>-312,990 <text:s/></text:p>
          </table:table-cell>
          <table:table-cell table:style-name="ce51" office:value-type="float" office:value="1439604.36251715" calcext:value-type="float">
            <text:p><text:s/>1,439,604 <text:s/></text:p>
          </table:table-cell>
          <table:table-cell table:style-name="ce51" office:value-type="float" office:value="23424" calcext:value-type="float">
            <text:p><text:s/>23,424 <text:s/></text:p>
          </table:table-cell>
          <table:table-cell table:style-name="ce51" office:value-type="float" office:value="-140712" calcext:value-type="float">
            <text:p><text:s/>-140,712 <text:s/></text:p>
          </table:table-cell>
          <table:table-cell table:style-name="ce51" office:value-type="float" office:value="457377" calcext:value-type="float">
            <text:p><text:s/>457,3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62735" calcext:value-type="float">
            <text:p><text:s/>262,735 <text:s/></text:p>
          </table:table-cell>
          <table:table-cell table:style-name="ce50" office:value-type="float" office:value="1843325" calcext:value-type="float">
            <text:p><text:s/>1,843,325 <text:s/></text:p>
          </table:table-cell>
          <table:table-cell table:style-name="ce50" office:value-type="float" office:value="691" calcext:value-type="float">
            <text:p><text:s/>691 <text:s/></text:p>
          </table:table-cell>
          <table:table-cell table:style-name="ce50" office:value-type="float" office:value="26883" calcext:value-type="float">
            <text:p><text:s/>26,8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27" calcext:value-type="float">
            <text:p><text:s/>1,22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57045" calcext:value-type="float">
            <text:p><text:s/>357,04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13232.546" calcext:value-type="float">
            <text:p><text:s/>-113,233 <text:s/></text:p>
          </table:table-cell>
          <table:table-cell table:style-name="ce51" office:value-type="float" office:value="183294.88595" calcext:value-type="float">
            <text:p><text:s/>183,29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8176.77704172" calcext:value-type="float">
            <text:p><text:s/>68,177 <text:s/></text:p>
          </table:table-cell>
          <table:table-cell table:style-name="ce50" office:value-type="float" office:value="2196416.65471388" calcext:value-type="float">
            <text:p><text:s/>2,196,4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1732.7862327" calcext:value-type="float">
            <text:p><text:s/>601,733 <text:s/></text:p>
          </table:table-cell>
          <table:table-cell table:style-name="ce50" office:value-type="float" office:value="1461.74224266533" calcext:value-type="float">
            <text:p><text:s/>1,4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7289" calcext:value-type="float">
            <text:p><text:s/>67,289 <text:s/></text:p>
          </table:table-cell>
          <table:table-cell table:style-name="ce50" office:value-type="float" office:value="1984124" calcext:value-type="float">
            <text:p><text:s/>1,984,1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91" calcext:value-type="float">
            <text:p><text:s/>7,8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87.77704172" calcext:value-type="float">
            <text:p><text:s/>888 <text:s/></text:p>
          </table:table-cell>
          <table:table-cell table:style-name="ce51" office:value-type="float" office:value="204401.65471388" calcext:value-type="float">
            <text:p><text:s/>204,40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01732.7862327" calcext:value-type="float">
            <text:p><text:s/>601,733 <text:s/></text:p>
          </table:table-cell>
          <table:table-cell table:style-name="ce51" office:value-type="float" office:value="1461.74224266533" calcext:value-type="float">
            <text:p><text:s/>1,4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027681.918" calcext:value-type="float">
            <text:p><text:s/>16,027,682 <text:s/></text:p>
          </table:table-cell>
          <table:table-cell table:style-name="ce50" office:value-type="float" office:value="9169838.44375" calcext:value-type="float">
            <text:p><text:s/>9,169,838 <text:s/></text:p>
          </table:table-cell>
          <table:table-cell table:style-name="ce50" office:value-type="float" office:value="8229" calcext:value-type="float">
            <text:p><text:s/>8,229 <text:s/></text:p>
          </table:table-cell>
          <table:table-cell table:style-name="ce50" office:value-type="float" office:value="730842" calcext:value-type="float">
            <text:p><text:s/>730,842 <text:s/></text:p>
          </table:table-cell>
          <table:table-cell table:style-name="ce50" office:value-type="float" office:value="721901" calcext:value-type="float">
            <text:p><text:s/>721,901 <text:s/></text:p>
          </table:table-cell>
          <table:table-cell table:style-name="ce50" office:value-type="float" office:value="106716" calcext:value-type="float">
            <text:p><text:s/>106,7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3752" calcext:value-type="float">
            <text:p><text:s/>1,303,752 <text:s/></text:p>
          </table:table-cell>
          <table:table-cell table:style-name="ce50" office:value-type="float" office:value="1521064.63777778" calcext:value-type="float">
            <text:p><text:s/>1,521,0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5863600.438" calcext:value-type="float">
            <text:p><text:s/>15,863,600 <text:s/></text:p>
          </table:table-cell>
          <table:table-cell table:style-name="ce50" office:value-type="float" office:value="9169838.44375" calcext:value-type="float">
            <text:p><text:s/>9,169,838 <text:s/></text:p>
          </table:table-cell>
          <table:table-cell table:style-name="ce50" office:value-type="float" office:value="8229" calcext:value-type="float">
            <text:p><text:s/>8,229 <text:s/></text:p>
          </table:table-cell>
          <table:table-cell table:style-name="ce50" office:value-type="float" office:value="730842" calcext:value-type="float">
            <text:p><text:s/>730,842 <text:s/></text:p>
          </table:table-cell>
          <table:table-cell table:style-name="ce50" office:value-type="float" office:value="721901" calcext:value-type="float">
            <text:p><text:s/>721,901 <text:s/></text:p>
          </table:table-cell>
          <table:table-cell table:style-name="ce50" office:value-type="float" office:value="106716" calcext:value-type="float">
            <text:p><text:s/>106,7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3752" calcext:value-type="float">
            <text:p><text:s/>1,303,752 <text:s/></text:p>
          </table:table-cell>
          <table:table-cell table:style-name="ce50" office:value-type="float" office:value="1352191.92844444" calcext:value-type="float">
            <text:p><text:s/>1,352,19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64081.48" calcext:value-type="float">
            <text:p><text:s/>164,08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68872.709333333" calcext:value-type="float">
            <text:p><text:s/>168,87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4655" calcext:value-type="float">
            <text:p><text:s/>34,655 <text:s/></text:p>
          </table:table-cell>
          <table:table-cell table:style-name="ce50" office:value-type="float" office:value="414610.38553954" calcext:value-type="float">
            <text:p><text:s/>414,6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4280.2137673" calcext:value-type="float">
            <text:p><text:s/>514,280 <text:s/></text:p>
          </table:table-cell>
          <table:table-cell table:style-name="ce50" office:value-type="float" office:value="3768.96886844578" calcext:value-type="float">
            <text:p><text:s/>3,7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74" calcext:value-type="float">
            <text:p><text:s/>1,4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10" calcext:value-type="float">
            <text:p><text:s/>210 <text:s/></text:p>
          </table:table-cell>
          <table:table-cell table:style-name="ce50" office:value-type="float" office:value="18713" calcext:value-type="float">
            <text:p><text:s/>18,7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4407" calcext:value-type="float">
            <text:p><text:s/>34,407 <text:s/></text:p>
          </table:table-cell>
          <table:table-cell table:style-name="ce50" office:value-type="float" office:value="394423.38553954" calcext:value-type="float">
            <text:p><text:s/>394,4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4280.2137673" calcext:value-type="float">
            <text:p><text:s/>514,280 <text:s/></text:p>
          </table:table-cell>
          <table:table-cell table:style-name="ce50" office:value-type="float" office:value="3768.96886844578" calcext:value-type="float">
            <text:p><text:s/>3,7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8" calcext:value-type="float">
            <text:p><text:s/>38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451443.22295828" calcext:value-type="float">
            <text:p><text:s/>5,451,443 <text:s/></text:p>
          </table:table-cell>
          <table:table-cell table:style-name="ce52" office:value-type="float" office:value="4414452.35914658" calcext:value-type="float">
            <text:p><text:s/>4,414,452 <text:s/></text:p>
          </table:table-cell>
          <table:table-cell table:style-name="ce52" office:value-type="float" office:value="6212" calcext:value-type="float">
            <text:p><text:s/>6,212 <text:s/></text:p>
          </table:table-cell>
          <table:table-cell table:style-name="ce52" office:value-type="float" office:value="393679" calcext:value-type="float">
            <text:p><text:s/>393,679 <text:s/></text:p>
          </table:table-cell>
          <table:table-cell table:style-name="ce52" office:value-type="float" office:value="408911" calcext:value-type="float">
            <text:p><text:s/>408,911 <text:s/></text:p>
          </table:table-cell>
          <table:table-cell table:style-name="ce52" office:value-type="float" office:value="1545093.36251715" calcext:value-type="float">
            <text:p><text:s/>1,545,093 <text:s/></text:p>
          </table:table-cell>
          <table:table-cell table:style-name="ce52" office:value-type="float" office:value="23424" calcext:value-type="float">
            <text:p><text:s/>23,424 <text:s/></text:p>
          </table:table-cell>
          <table:table-cell table:style-name="ce52" office:value-type="float" office:value="47027" calcext:value-type="float">
            <text:p><text:s/>47,027 <text:s/></text:p>
          </table:table-cell>
          <table:table-cell table:style-name="ce52" office:value-type="float" office:value="1616165.92666667" calcext:value-type="float">
            <text:p><text:s/>1,616,16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451443.22295828" calcext:value-type="float">
            <text:p><text:s/>5,451,443 <text:s/></text:p>
          </table:table-cell>
          <table:table-cell table:style-name="ce52" office:value-type="float" office:value="4414452.35914658" calcext:value-type="float">
            <text:p><text:s/>4,414,452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4722" calcext:value-type="float">
            <text:p><text:s/>14,7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53673.22295828" calcext:value-type="float">
            <text:p><text:s/>153,673 <text:s/></text:p>
          </table:table-cell>
          <table:table-cell table:style-name="ce50" office:value-type="float" office:value="3762392.35914658" calcext:value-type="float">
            <text:p><text:s/>3,762,3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722" calcext:value-type="float">
            <text:p><text:s/>14,7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7946" calcext:value-type="float">
            <text:p><text:s/>7,946 <text:s/></text:p>
          </table:table-cell>
          <table:table-cell table:style-name="ce50" office:value-type="float" office:value="47361" calcext:value-type="float">
            <text:p><text:s/>47,3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977" calcext:value-type="float">
            <text:p><text:s/>3,977 <text:s/></text:p>
          </table:table-cell>
          <table:table-cell table:style-name="ce50" office:value-type="float" office:value="312404.64794006" calcext:value-type="float">
            <text:p><text:s/>312,4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16.00725927" calcext:value-type="float">
            <text:p><text:s/>516 <text:s/></text:p>
          </table:table-cell>
          <table:table-cell table:style-name="ce50" office:value-type="float" office:value="527337.23765427" calcext:value-type="float">
            <text:p><text:s/>527,3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5" calcext:value-type="float">
            <text:p><text:s/>45 <text:s/></text:p>
          </table:table-cell>
          <table:table-cell table:style-name="ce50" office:value-type="float" office:value="28011" calcext:value-type="float">
            <text:p><text:s/>28,0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343" calcext:value-type="float">
            <text:p><text:s/>8,3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62" calcext:value-type="float">
            <text:p><text:s/>762 <text:s/></text:p>
          </table:table-cell>
          <table:table-cell table:style-name="ce50" office:value-type="float" office:value="215835.01620304" calcext:value-type="float">
            <text:p><text:s/>215,8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76" calcext:value-type="float">
            <text:p><text:s/>176 <text:s/></text:p>
          </table:table-cell>
          <table:table-cell table:style-name="ce50" office:value-type="float" office:value="1291" calcext:value-type="float">
            <text:p><text:s/>1,2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9462.415699" calcext:value-type="float">
            <text:p><text:s/>79,462 <text:s/></text:p>
          </table:table-cell>
          <table:table-cell table:style-name="ce50" office:value-type="float" office:value="1154347.00794921" calcext:value-type="float">
            <text:p><text:s/>1,154,3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9131.415699" calcext:value-type="float">
            <text:p><text:s/>79,131 <text:s/></text:p>
          </table:table-cell>
          <table:table-cell table:style-name="ce50" office:value-type="float" office:value="983002.33062508" calcext:value-type="float">
            <text:p><text:s/>983,0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395" calcext:value-type="float">
            <text:p>( 3,395 <text:s/>)</text:p>
          </table:table-cell>
          <table:table-cell table:style-name="ce53" office:value-type="float" office:value="875079.48266721" calcext:value-type="float">
            <text:p>( 875,07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75736.415699" calcext:value-type="float">
            <text:p>( 75,736 <text:s/>)</text:p>
          </table:table-cell>
          <table:table-cell table:style-name="ce53" office:value-type="float" office:value="107100.84795787" calcext:value-type="float">
            <text:p>( 107,10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822" calcext:value-type="float">
            <text:p>( 82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0553.69220981" calcext:value-type="float">
            <text:p><text:s/>130,5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760.98511432" calcext:value-type="float">
            <text:p><text:s/>31,7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331" calcext:value-type="float">
            <text:p><text:s/>331 <text:s/></text:p>
          </table:table-cell>
          <table:table-cell table:style-name="ce54" office:value-type="float" office:value="9030" calcext:value-type="float">
            <text:p><text:s/>9,03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605" calcext:value-type="float">
            <text:p><text:s/>3,605 <text:s/></text:p>
          </table:table-cell>
          <table:table-cell table:style-name="ce50" office:value-type="float" office:value="193347" calcext:value-type="float">
            <text:p><text:s/>193,3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50" office:value-type="float" office:value="75885" calcext:value-type="float">
            <text:p><text:s/>75,8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01" calcext:value-type="float">
            <text:p><text:s/>101 <text:s/></text:p>
          </table:table-cell>
          <table:table-cell table:style-name="ce54" office:value-type="float" office:value="86464" calcext:value-type="float">
            <text:p><text:s/>86,464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1834" calcext:value-type="float">
            <text:p><text:s/>21,834 <text:s/></text:p>
          </table:table-cell>
          <table:table-cell table:style-name="ce50" office:value-type="float" office:value="293292" calcext:value-type="float">
            <text:p><text:s/>293,2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0122" calcext:value-type="float">
            <text:p><text:s/>20,122 <text:s/></text:p>
          </table:table-cell>
          <table:table-cell table:style-name="ce50" office:value-type="float" office:value="38859" calcext:value-type="float">
            <text:p><text:s/>38,8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12" calcext:value-type="float">
            <text:p><text:s/>1,712 <text:s/></text:p>
          </table:table-cell>
          <table:table-cell table:style-name="ce50" office:value-type="float" office:value="254433" calcext:value-type="float">
            <text:p><text:s/>254,4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39" calcext:value-type="float">
            <text:p>( 23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4014" calcext:value-type="float">
            <text:p>( 4,01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657" calcext:value-type="float">
            <text:p><text:s/>7,657 <text:s/></text:p>
          </table:table-cell>
          <table:table-cell table:style-name="ce50" office:value-type="float" office:value="471070.15" calcext:value-type="float">
            <text:p><text:s/>471,0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722" calcext:value-type="float">
            <text:p><text:s/>14,72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451" calcext:value-type="float">
            <text:p><text:s/>7,451 <text:s/></text:p>
          </table:table-cell>
          <table:table-cell table:style-name="ce50" office:value-type="float" office:value="406216.15" calcext:value-type="float">
            <text:p><text:s/>406,2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722" calcext:value-type="float">
            <text:p><text:s/>14,72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06" calcext:value-type="float">
            <text:p><text:s/>206 <text:s/></text:p>
          </table:table-cell>
          <table:table-cell table:style-name="ce50" office:value-type="float" office:value="64854" calcext:value-type="float">
            <text:p><text:s/>64,8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435" calcext:value-type="float">
            <text:p>( 4,43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903" calcext:value-type="float">
            <text:p><text:s/>903 <text:s/></text:p>
          </table:table-cell>
          <table:table-cell table:style-name="ce50" office:value-type="float" office:value="80593" calcext:value-type="float">
            <text:p><text:s/>80,5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365" calcext:value-type="float">
            <text:p><text:s/>365 <text:s/></text:p>
          </table:table-cell>
          <table:table-cell table:style-name="ce54" office:value-type="float" office:value="9012" calcext:value-type="float">
            <text:p><text:s/>9,01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8291" calcext:value-type="float">
            <text:p><text:s/>8,291 <text:s/></text:p>
          </table:table-cell>
          <table:table-cell table:style-name="ce50" office:value-type="float" office:value="105174" calcext:value-type="float">
            <text:p><text:s/>105,1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361" calcext:value-type="float">
            <text:p><text:s/>5,361 <text:s/></text:p>
          </table:table-cell>
          <table:table-cell table:style-name="ce50" office:value-type="float" office:value="23722" calcext:value-type="float">
            <text:p><text:s/>23,7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21" calcext:value-type="float">
            <text:p><text:s/>221 <text:s/></text:p>
          </table:table-cell>
          <table:table-cell table:style-name="ce50" office:value-type="float" office:value="14598" calcext:value-type="float">
            <text:p><text:s/>14,5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367.80000001" calcext:value-type="float">
            <text:p><text:s/>368 <text:s/></text:p>
          </table:table-cell>
          <table:table-cell table:style-name="ce50" office:value-type="float" office:value="130.6" calcext:value-type="float">
            <text:p><text:s/>1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2080" calcext:value-type="float">
            <text:p><text:s/>12,080 <text:s/></text:p>
          </table:table-cell>
          <table:table-cell table:style-name="ce50" office:value-type="float" office:value="70859" calcext:value-type="float">
            <text:p><text:s/>70,8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3315.6994" calcext:value-type="float">
            <text:p><text:s/>43,31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498622.53" calcext:value-type="float">
            <text:p><text:s/>4,498,623 <text:s/></text:p>
          </table:table-cell>
          <table:table-cell table:style-name="ce50" office:value-type="float" office:value="184819" calcext:value-type="float">
            <text:p><text:s/>184,8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355212.53" calcext:value-type="float">
            <text:p><text:s/>4,355,21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1870" calcext:value-type="float">
            <text:p><text:s/>31,87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11540" calcext:value-type="float">
            <text:p><text:s/>111,540 <text:s/></text:p>
          </table:table-cell>
          <table:table-cell table:style-name="ce50" office:value-type="float" office:value="184819" calcext:value-type="float">
            <text:p><text:s/>184,8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396433.47" calcext:value-type="float">
            <text:p><text:s/>396,433 <text:s/></text:p>
          </table:table-cell>
          <table:table-cell table:style-name="ce50" office:value-type="float" office:value="21620" calcext:value-type="float">
            <text:p><text:s/>21,6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59292.47" calcext:value-type="float">
            <text:p><text:s/>59,292 <text:s/></text:p>
          </table:table-cell>
          <table:table-cell table:style-name="ce50" office:value-type="float" office:value="3405" calcext:value-type="float">
            <text:p><text:s/>3,4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37141" calcext:value-type="float">
            <text:p><text:s/>337,141 <text:s/></text:p>
          </table:table-cell>
          <table:table-cell table:style-name="ce51" office:value-type="float" office:value="18215" calcext:value-type="float">
            <text:p><text:s/>18,21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02714" calcext:value-type="float">
            <text:p><text:s/>402,714 <text:s/></text:p>
          </table:table-cell>
          <table:table-cell table:style-name="ce50" office:value-type="float" office:value="445621" calcext:value-type="float">
            <text:p><text:s/>445,6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2789" calcext:value-type="float">
            <text:p><text:s/>102,789 <text:s/></text:p>
          </table:table-cell>
          <table:table-cell table:style-name="ce50" office:value-type="float" office:value="357492" calcext:value-type="float">
            <text:p><text:s/>357,4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316" calcext:value-type="float">
            <text:p><text:s/>1,316 <text:s/></text:p>
          </table:table-cell>
          <table:table-cell table:style-name="ce50" office:value-type="float" office:value="6118" calcext:value-type="float">
            <text:p><text:s/>6,1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4303" calcext:value-type="float">
            <text:p><text:s/>14,303 <text:s/></text:p>
          </table:table-cell>
          <table:table-cell table:style-name="ce50" office:value-type="float" office:value="259" calcext:value-type="float">
            <text:p><text:s/>2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130" calcext:value-type="float">
            <text:p><text:s/>2,13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364" calcext:value-type="float">
            <text:p><text:s/>1,364 <text:s/></text:p>
          </table:table-cell>
          <table:table-cell table:style-name="ce50" office:value-type="float" office:value="3220" calcext:value-type="float">
            <text:p><text:s/>3,2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09957" calcext:value-type="float">
            <text:p><text:s/>209,957 <text:s/></text:p>
          </table:table-cell>
          <table:table-cell table:style-name="ce50" office:value-type="float" office:value="4607" calcext:value-type="float">
            <text:p><text:s/>4,6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0855" calcext:value-type="float">
            <text:p><text:s/>70,855 <text:s/></text:p>
          </table:table-cell>
          <table:table-cell table:style-name="ce51" office:value-type="float" office:value="73925" calcext:value-type="float">
            <text:p><text:s/>73,92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212" calcext:value-type="float">
            <text:p><text:s/>6,212 <text:s/></text:p>
          </table:table-cell>
          <table:table-cell table:style-name="ce50" office:value-type="float" office:value="393679" calcext:value-type="float">
            <text:p><text:s/>393,679 <text:s/></text:p>
          </table:table-cell>
          <table:table-cell table:style-name="ce50" office:value-type="float" office:value="408911" calcext:value-type="float">
            <text:p><text:s/>408,911 <text:s/></text:p>
          </table:table-cell>
          <table:table-cell table:style-name="ce50" office:value-type="float" office:value="1545093.36251715" calcext:value-type="float">
            <text:p><text:s/>1,545,093 <text:s/></text:p>
          </table:table-cell>
          <table:table-cell table:style-name="ce50" office:value-type="float" office:value="23424" calcext:value-type="float">
            <text:p><text:s/>23,424 <text:s/></text:p>
          </table:table-cell>
          <table:table-cell table:style-name="ce50" office:value-type="float" office:value="47027" calcext:value-type="float">
            <text:p><text:s/>47,027 <text:s/></text:p>
          </table:table-cell>
          <table:table-cell table:style-name="ce50" office:value-type="float" office:value="1601443.92666667" calcext:value-type="float">
            <text:p><text:s/>1,601,44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212" calcext:value-type="float">
            <text:p><text:s/>6,212 <text:s/></text:p>
          </table:table-cell>
          <table:table-cell table:style-name="ce50" office:value-type="float" office:value="393679" calcext:value-type="float">
            <text:p><text:s/>393,679 <text:s/></text:p>
          </table:table-cell>
          <table:table-cell table:style-name="ce50" office:value-type="float" office:value="408911" calcext:value-type="float">
            <text:p><text:s/>408,911 <text:s/></text:p>
          </table:table-cell>
          <table:table-cell table:style-name="ce50" office:value-type="float" office:value="1545093.36251715" calcext:value-type="float">
            <text:p><text:s/>1,545,093 <text:s/></text:p>
          </table:table-cell>
          <table:table-cell table:style-name="ce50" office:value-type="float" office:value="23424" calcext:value-type="float">
            <text:p><text:s/>23,424 <text:s/></text:p>
          </table:table-cell>
          <table:table-cell table:style-name="ce50" office:value-type="float" office:value="47027" calcext:value-type="float">
            <text:p><text:s/>47,027 <text:s/></text:p>
          </table:table-cell>
          <table:table-cell table:style-name="ce50" office:value-type="float" office:value="1601443.92666667" calcext:value-type="float">
            <text:p><text:s/>1,601,44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40099.117178552" calcext:value-type="float">
            <text:p><text:s/>240,099 <text:s/></text:p>
          </table:table-cell>
          <table:table-cell table:style-name="ce57" office:value-type="float" office:value="9146386.20395245" calcext:value-type="float">
            <text:p><text:s/>9,146,38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23757.477048" calcext:value-type="float">
            <text:p><text:s/>1,623,757 <text:s/></text:p>
          </table:table-cell>
          <table:table-cell table:style-name="ce57" office:value-type="float" office:value="5645.909742" calcext:value-type="float">
            <text:p><text:s/>5,646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37707.496741552" calcext:value-type="float">
            <text:p><text:s/>237,707 <text:s/></text:p>
          </table:table-cell>
          <table:table-cell table:style-name="ce57" office:value-type="float" office:value="8016949.35125845" calcext:value-type="float">
            <text:p><text:s/>8,016,94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347.780754" calcext:value-type="float">
            <text:p><text:s/>21,34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391.620437" calcext:value-type="float">
            <text:p><text:s/>2,392 <text:s/></text:p>
          </table:table-cell>
          <table:table-cell table:style-name="ce57" office:value-type="float" office:value="1108089.07194" calcext:value-type="float">
            <text:p><text:s/>1,108,08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623757.477048" calcext:value-type="float">
            <text:p><text:s/>1,623,757 <text:s/></text:p>
          </table:table-cell>
          <table:table-cell table:style-name="ce57" office:value-type="float" office:value="5645.909742" calcext:value-type="float">
            <text:p><text:s/>5,646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5043.806563" calcext:value-type="float">
            <text:p><text:s/>135,04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912134.772279" calcext:value-type="float">
            <text:p><text:s/>1,912,135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35043.806563" calcext:value-type="float">
            <text:p><text:s/>135,04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912134.772279" calcext:value-type="float">
            <text:p><text:s/>1,912,135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99461.279461279" calcext:value-type="float">
            <text:p><text:s/>199,461 <text:s/></text:p>
          </table:table-cell>
          <table:table-cell table:style-name="ce49" office:value-type="float" office:value="296200" calcext:value-type="float">
            <text:p><text:s/>296,20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706760.03796333" calcext:value-type="float">
            <text:p><text:s/>1,706,760 <text:s/></text:p>
          </table:table-cell>
          <table:table-cell table:style-name="ce49" office:value-type="float" office:value="285903.552074444" calcext:value-type="float">
            <text:p><text:s/>285,904 <text:s/></text:p>
          </table:table-cell>
          <table:table-cell table:style-name="ce49" office:value-type="float" office:value="234161.729111111" calcext:value-type="float">
            <text:p><text:s/>234,162 <text:s/></text:p>
          </table:table-cell>
          <table:table-cell table:style-name="ce49" office:value-type="float" office:value="41044.1901333333" calcext:value-type="float">
            <text:p><text:s/>41,044 <text:s/></text:p>
          </table:table-cell>
          <table:table-cell table:style-name="ce49" office:value-type="float" office:value="10697.63283" calcext:value-type="float">
            <text:p><text:s/>10,698 <text:s/></text:p>
          </table:table-cell>
          <table:table-cell table:style-name="ce49" office:value-type="float" office:value="1420856.48588889" calcext:value-type="float">
            <text:p><text:s/>1,420,85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1004413.6837336" calcext:value-type="float">
            <text:p><text:s/>11,004,4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25826.0625283" calcext:value-type="float">
            <text:p><text:s/>14,525,826 <text:s/></text:p>
          </table:table-cell>
          <table:table-cell table:number-columns-repeated="2" table:style-name="ce50" office:value-type="float" office:value="125.962166666667" calcext:value-type="float">
            <text:p><text:s/>1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.962166666667" calcext:value-type="float">
            <text:p><text:s/>12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45844.7133586278" calcext:value-type="float">
            <text:p><text:s/>45,845 <text:s/></text:p>
          </table:table-cell>
          <table:table-cell table:style-name="ce50" office:value-type="float" office:value="44449.934" calcext:value-type="float">
            <text:p><text:s/>44,450 <text:s/></text:p>
          </table:table-cell>
          <table:table-cell table:style-name="ce50" office:value-type="float" office:value="21003.9691889443" calcext:value-type="float">
            <text:p><text:s/>21,004 <text:s/></text:p>
          </table:table-cell>
          <table:table-cell table:number-columns-repeated="2" table:style-name="ce50" office:value-type="float" office:value="2700.29806666667" calcext:value-type="float">
            <text:p><text:s/>2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00.29806666667" calcext:value-type="float">
            <text:p><text:s/>2,7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158030.2498362" calcext:value-type="float">
            <text:p><text:s/>11,158,030 <text:s/></text:p>
          </table:table-cell>
          <table:table-cell table:style-name="ce51" office:value-type="float" office:value="251750.066" calcext:value-type="float">
            <text:p><text:s/>251,750 <text:s/></text:p>
          </table:table-cell>
          <table:table-cell table:style-name="ce51" office:value-type="float" office:value="14504822.0933394" calcext:value-type="float">
            <text:p><text:s/>14,504,822 <text:s/></text:p>
          </table:table-cell>
          <table:table-cell table:style-name="ce51" office:value-type="float" office:value="1704185.70206333" calcext:value-type="float">
            <text:p><text:s/>1,704,186 <text:s/></text:p>
          </table:table-cell>
          <table:table-cell table:style-name="ce51" office:value-type="float" office:value="283329.216174444" calcext:value-type="float">
            <text:p><text:s/>283,329 <text:s/></text:p>
          </table:table-cell>
          <table:table-cell table:style-name="ce51" office:value-type="float" office:value="234161.729111111" calcext:value-type="float">
            <text:p><text:s/>234,162 <text:s/></text:p>
          </table:table-cell>
          <table:table-cell table:style-name="ce51" office:value-type="float" office:value="38469.8542333333" calcext:value-type="float">
            <text:p><text:s/>38,470 <text:s/></text:p>
          </table:table-cell>
          <table:table-cell table:style-name="ce51" office:value-type="float" office:value="10697.63283" calcext:value-type="float">
            <text:p><text:s/>10,698 <text:s/></text:p>
          </table:table-cell>
          <table:table-cell table:style-name="ce51" office:value-type="float" office:value="1420856.48588889" calcext:value-type="float">
            <text:p><text:s/>1,420,8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1732359.1406819" calcext:value-type="float">
            <text:p><text:s/>11,732,3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86714.0657" calcext:value-type="float">
            <text:p><text:s/>15,486,714 <text:s/></text:p>
          </table:table-cell>
          <table:table-cell table:number-columns-repeated="2" table:style-name="ce50" office:value-type="float" office:value="38178.5318" calcext:value-type="float">
            <text:p><text:s/>38,1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178.5318" calcext:value-type="float">
            <text:p><text:s/>38,1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90573.0774617875" calcext:value-type="float">
            <text:p><text:s/>-90,573 <text:s/></text:p>
          </table:table-cell>
          <table:table-cell table:style-name="ce51" office:value-type="float" office:value="-248.626" calcext:value-type="float">
            <text:p><text:s/>-249 <text:s/></text:p>
          </table:table-cell>
          <table:table-cell table:style-name="ce51" office:value-type="float" office:value="-119335.461360671" calcext:value-type="float">
            <text:p><text:s/>-119,335 <text:s/></text:p>
          </table:table-cell>
          <table:table-cell table:style-name="ce51" office:value-type="float" office:value="140.110300000007" calcext:value-type="float">
            <text:p><text:s/>140 <text:s/></text:p>
          </table:table-cell>
          <table:table-cell table:style-name="ce51" office:value-type="float" office:value="140.110300000009" calcext:value-type="float">
            <text:p><text:s/>140 <text:s/></text:p>
          </table:table-cell>
          <table:table-cell table:style-name="ce51" office:value-type="float" office:value="0.0000000000086" calcext:value-type="float">
            <text:p><text:s/>0 <text:s/></text:p>
          </table:table-cell>
          <table:table-cell table:style-name="ce51" office:value-type="float" office:value="140.110300000001" calcext:value-type="float">
            <text:p><text:s/>14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0.000000000002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8837094.76898972" calcext:value-type="float">
            <text:p><text:s/>8,837,095 <text:s/></text:p>
          </table:table-cell>
          <table:table-cell table:style-name="ce50" office:value-type="float" office:value="1657.48855057" calcext:value-type="float">
            <text:p><text:s/>1,657 <text:s/></text:p>
          </table:table-cell>
          <table:table-cell table:style-name="ce50" office:value-type="float" office:value="11663491.7719104" calcext:value-type="float">
            <text:p><text:s/>11,663,492 <text:s/></text:p>
          </table:table-cell>
          <table:table-cell table:style-name="ce50" office:value-type="float" office:value="1152765.2376226" calcext:value-type="float">
            <text:p><text:s/>1,152,765 <text:s/></text:p>
          </table:table-cell>
          <table:table-cell table:style-name="ce50" office:value-type="float" office:value="33389.4718042958" calcext:value-type="float">
            <text:p><text:s/>33,389 <text:s/></text:p>
          </table:table-cell>
          <table:table-cell table:style-name="ce50" office:value-type="float" office:value="25024.9640284399" calcext:value-type="float">
            <text:p><text:s/>25,0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364.50777585592" calcext:value-type="float">
            <text:p><text:s/>8,365 <text:s/></text:p>
          </table:table-cell>
          <table:table-cell table:style-name="ce50" office:value-type="float" office:value="1119375.7658183" calcext:value-type="float">
            <text:p><text:s/>1,119,37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18137.1212121212" calcext:value-type="float">
            <text:p><text:s/>18,1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941" calcext:value-type="float">
            <text:p><text:s/>23,9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8721482.57575758" calcext:value-type="float">
            <text:p><text:s/>8,721,4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12357" calcext:value-type="float">
            <text:p><text:s/>11,512,3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26.93555555556" calcext:value-type="float">
            <text:p><text:s/>7,6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26.93555555556" calcext:value-type="float">
            <text:p><text:s/>7,62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7475.0720200244" calcext:value-type="float">
            <text:p><text:s/>97,475 <text:s/></text:p>
          </table:table-cell>
          <table:table-cell table:style-name="ce51" office:value-type="float" office:value="1657.48855057" calcext:value-type="float">
            <text:p><text:s/>1,657 <text:s/></text:p>
          </table:table-cell>
          <table:table-cell table:style-name="ce51" office:value-type="float" office:value="127193.77191037" calcext:value-type="float">
            <text:p><text:s/>127,194 <text:s/></text:p>
          </table:table-cell>
          <table:table-cell table:style-name="ce51" office:value-type="float" office:value="1145138.30206704" calcext:value-type="float">
            <text:p><text:s/>1,145,138 <text:s/></text:p>
          </table:table-cell>
          <table:table-cell table:style-name="ce51" office:value-type="float" office:value="33389.4718042958" calcext:value-type="float">
            <text:p><text:s/>33,389 <text:s/></text:p>
          </table:table-cell>
          <table:table-cell table:style-name="ce51" office:value-type="float" office:value="25024.9640284399" calcext:value-type="float">
            <text:p><text:s/>25,02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364.50777585592" calcext:value-type="float">
            <text:p><text:s/>8,365 <text:s/></text:p>
          </table:table-cell>
          <table:table-cell table:style-name="ce51" office:value-type="float" office:value="1111748.83026275" calcext:value-type="float">
            <text:p><text:s/>1,111,74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1613013.6363636" calcext:value-type="float">
            <text:p><text:s/>11,613,014 <text:s/></text:p>
          </table:table-cell>
          <table:table-cell table:style-name="ce50" office:value-type="float" office:value="1190395.125" calcext:value-type="float">
            <text:p><text:s/>1,190,395 <text:s/></text:p>
          </table:table-cell>
          <table:table-cell table:style-name="ce50" office:value-type="float" office:value="14271049" calcext:value-type="float">
            <text:p><text:s/>14,271,0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1613013.6363636" calcext:value-type="float">
            <text:p><text:s/>11,613,014 <text:s/></text:p>
          </table:table-cell>
          <table:table-cell table:style-name="ce51" office:value-type="float" office:value="1190395.125" calcext:value-type="float">
            <text:p><text:s/>1,190,395 <text:s/></text:p>
          </table:table-cell>
          <table:table-cell table:style-name="ce51" office:value-type="float" office:value="14271049" calcext:value-type="float">
            <text:p><text:s/>14,271,04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47826.664657727" calcext:value-type="float">
            <text:p><text:s/>447,827 <text:s/></text:p>
          </table:table-cell>
          <table:table-cell table:style-name="ce50" office:value-type="float" office:value="2361.843" calcext:value-type="float">
            <text:p><text:s/>2,362 <text:s/></text:p>
          </table:table-cell>
          <table:table-cell table:style-name="ce50" office:value-type="float" office:value="589031.7813482" calcext:value-type="float">
            <text:p><text:s/>589,032 <text:s/></text:p>
          </table:table-cell>
          <table:table-cell table:number-columns-repeated="2" table:style-name="ce50" office:value-type="float" office:value="151.212133333333" calcext:value-type="float">
            <text:p><text:s/>1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1.212133333333" calcext:value-type="float">
            <text:p><text:s/>1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38608.588563451" calcext:value-type="float">
            <text:p><text:s/>438,609 <text:s/></text:p>
          </table:table-cell>
          <table:table-cell table:style-name="ce50" office:value-type="float" office:value="2083" calcext:value-type="float">
            <text:p><text:s/>2,083 <text:s/></text:p>
          </table:table-cell>
          <table:table-cell table:style-name="ce50" office:value-type="float" office:value="577111.7813482" calcext:value-type="float">
            <text:p><text:s/>577,112 <text:s/></text:p>
          </table:table-cell>
          <table:table-cell table:number-columns-repeated="2" table:style-name="ce50" office:value-type="float" office:value="151.212133333333" calcext:value-type="float">
            <text:p><text:s/>1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1.212133333333" calcext:value-type="float">
            <text:p><text:s/>1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9218.07609427609" calcext:value-type="float">
            <text:p><text:s/>9,218 <text:s/></text:p>
          </table:table-cell>
          <table:table-cell table:style-name="ce50" office:value-type="float" office:value="278.843" calcext:value-type="float">
            <text:p><text:s/>279 <text:s/></text:p>
          </table:table-cell>
          <table:table-cell table:style-name="ce50" office:value-type="float" office:value="11920" calcext:value-type="float">
            <text:p><text:s/>11,9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844336.38933235" calcext:value-type="float">
            <text:p><text:s/>1,844,336 <text:s/></text:p>
          </table:table-cell>
          <table:table-cell table:style-name="ce52" office:value-type="float" office:value="1438374.48544943" calcext:value-type="float">
            <text:p><text:s/>1,438,374 <text:s/></text:p>
          </table:table-cell>
          <table:table-cell table:style-name="ce52" office:value-type="float" office:value="1155968.93574143" calcext:value-type="float">
            <text:p><text:s/>1,155,969 <text:s/></text:p>
          </table:table-cell>
          <table:table-cell table:style-name="ce52" office:value-type="float" office:value="512950.610207403" calcext:value-type="float">
            <text:p><text:s/>512,951 <text:s/></text:p>
          </table:table-cell>
          <table:table-cell table:style-name="ce52" office:value-type="float" office:value="211469.890136815" calcext:value-type="float">
            <text:p><text:s/>211,470 <text:s/></text:p>
          </table:table-cell>
          <table:table-cell table:style-name="ce52" office:value-type="float" office:value="209136.765082671" calcext:value-type="float">
            <text:p><text:s/>209,13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333.12505414408" calcext:value-type="float">
            <text:p><text:s/>2,333 <text:s/></text:p>
          </table:table-cell>
          <table:table-cell table:style-name="ce52" office:value-type="float" office:value="301480.720070588" calcext:value-type="float">
            <text:p><text:s/>301,481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844336.38933235" calcext:value-type="float">
            <text:p><text:s/>1,844,336 <text:s/></text:p>
          </table:table-cell>
          <table:table-cell table:style-name="ce52" office:value-type="float" office:value="1438374.48544943" calcext:value-type="float">
            <text:p><text:s/>1,438,374 <text:s/></text:p>
          </table:table-cell>
          <table:table-cell table:style-name="ce52" office:value-type="float" office:value="1155968.93574143" calcext:value-type="float">
            <text:p><text:s/>1,155,969 <text:s/></text:p>
          </table:table-cell>
          <table:table-cell table:style-name="ce52" office:value-type="float" office:value="512950.610207403" calcext:value-type="float">
            <text:p><text:s/>512,951 <text:s/></text:p>
          </table:table-cell>
          <table:table-cell table:style-name="ce52" office:value-type="float" office:value="211469.890136815" calcext:value-type="float">
            <text:p><text:s/>211,470 <text:s/></text:p>
          </table:table-cell>
          <table:table-cell table:style-name="ce52" office:value-type="float" office:value="209136.765082671" calcext:value-type="float">
            <text:p><text:s/>209,13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333.12505414408" calcext:value-type="float">
            <text:p><text:s/>2,333 <text:s/></text:p>
          </table:table-cell>
          <table:table-cell table:style-name="ce52" office:value-type="float" office:value="301480.720070588" calcext:value-type="float">
            <text:p><text:s/>301,4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865968.804820565" calcext:value-type="float">
            <text:p><text:s/>865,969 <text:s/></text:p>
          </table:table-cell>
          <table:table-cell table:style-name="ce50" office:value-type="float" office:value="338322.84144943" calcext:value-type="float">
            <text:p><text:s/>338,323 <text:s/></text:p>
          </table:table-cell>
          <table:table-cell table:style-name="ce50" office:value-type="float" office:value="842347.40774143" calcext:value-type="float">
            <text:p><text:s/>842,347 <text:s/></text:p>
          </table:table-cell>
          <table:table-cell table:style-name="ce50" office:value-type="float" office:value="512950.610207403" calcext:value-type="float">
            <text:p><text:s/>512,951 <text:s/></text:p>
          </table:table-cell>
          <table:table-cell table:style-name="ce50" office:value-type="float" office:value="211469.890136815" calcext:value-type="float">
            <text:p><text:s/>211,470 <text:s/></text:p>
          </table:table-cell>
          <table:table-cell table:style-name="ce50" office:value-type="float" office:value="209136.765082671" calcext:value-type="float">
            <text:p><text:s/>209,1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33.12505414408" calcext:value-type="float">
            <text:p><text:s/>2,333 <text:s/></text:p>
          </table:table-cell>
          <table:table-cell table:style-name="ce50" office:value-type="float" office:value="301480.720070588" calcext:value-type="float">
            <text:p><text:s/>301,4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9.6296296296296" calcext:value-type="float">
            <text:p><text:s/>30 <text:s/></text:p>
          </table:table-cell>
          <table:table-cell table:style-name="ce50" office:value-type="float" office:value="44" calcext:value-type="float">
            <text:p><text:s/>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6148.2652016364" calcext:value-type="float">
            <text:p><text:s/>16,148 <text:s/></text:p>
          </table:table-cell>
          <table:table-cell table:style-name="ce50" office:value-type="float" office:value="15428.96444943" calcext:value-type="float">
            <text:p><text:s/>15,429 <text:s/></text:p>
          </table:table-cell>
          <table:table-cell table:style-name="ce50" office:value-type="float" office:value="7601.075" calcext:value-type="float">
            <text:p><text:s/>7,601 <text:s/></text:p>
          </table:table-cell>
          <table:table-cell table:number-columns-repeated="3" table:style-name="ce50" office:value-type="float" office:value="24629.0302222222" calcext:value-type="float">
            <text:p><text:s/>24,6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3159.4412457912" calcext:value-type="float">
            <text:p><text:s/>23,159 <text:s/></text:p>
          </table:table-cell>
          <table:table-cell table:style-name="ce50" office:value-type="float" office:value="2764.886" calcext:value-type="float">
            <text:p><text:s/>2,765 <text:s/></text:p>
          </table:table-cell>
          <table:table-cell table:style-name="ce50" office:value-type="float" office:value="28112.786" calcext:value-type="float">
            <text:p><text:s/>28,1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528.788383838384" calcext:value-type="float">
            <text:p><text:s/>529 <text:s/></text:p>
          </table:table-cell>
          <table:table-cell table:style-name="ce50" office:value-type="float" office:value="275.511" calcext:value-type="float">
            <text:p><text:s/>276 <text:s/></text:p>
          </table:table-cell>
          <table:table-cell table:style-name="ce50" office:value-type="float" office:value="453.102" calcext:value-type="float">
            <text:p><text:s/>4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851.5521043771" calcext:value-type="float">
            <text:p><text:s/>1,852 <text:s/></text:p>
          </table:table-cell>
          <table:table-cell table:style-name="ce50" office:value-type="float" office:value="668.117" calcext:value-type="float">
            <text:p><text:s/>668 <text:s/></text:p>
          </table:table-cell>
          <table:table-cell table:style-name="ce50" office:value-type="float" office:value="1850.167" calcext:value-type="float">
            <text:p><text:s/>1,8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9133.99494949495" calcext:value-type="float">
            <text:p><text:s/>9,134 <text:s/></text:p>
          </table:table-cell>
          <table:table-cell table:style-name="ce50" office:value-type="float" office:value="3610.05" calcext:value-type="float">
            <text:p><text:s/>3,610 <text:s/></text:p>
          </table:table-cell>
          <table:table-cell table:style-name="ce50" office:value-type="float" office:value="8847.94" calcext:value-type="float">
            <text:p><text:s/>8,848 <text:s/></text:p>
          </table:table-cell>
          <table:table-cell table:style-name="ce50" office:value-type="float" office:value="210739.830649496" calcext:value-type="float">
            <text:p><text:s/>210,740 <text:s/></text:p>
          </table:table-cell>
          <table:table-cell table:number-columns-repeated="2" table:style-name="ce50" office:value-type="float" office:value="184507.734860449" calcext:value-type="float">
            <text:p><text:s/>184,5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232.0957890475" calcext:value-type="float">
            <text:p><text:s/>26,2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216.03257575758" calcext:value-type="float">
            <text:p><text:s/>1,216 <text:s/></text:p>
          </table:table-cell>
          <table:table-cell table:style-name="ce50" office:value-type="float" office:value="809.352" calcext:value-type="float">
            <text:p><text:s/>809 <text:s/></text:p>
          </table:table-cell>
          <table:table-cell table:style-name="ce50" office:value-type="float" office:value="885.739" calcext:value-type="float">
            <text:p><text:s/>8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23239.810595559" calcext:value-type="float">
            <text:p><text:s/>223,240 <text:s/></text:p>
          </table:table-cell>
          <table:table-cell table:style-name="ce50" office:value-type="float" office:value="12769.4" calcext:value-type="float">
            <text:p><text:s/>12,769 <text:s/></text:p>
          </table:table-cell>
          <table:table-cell table:style-name="ce50" office:value-type="float" office:value="283325.97220836" calcext:value-type="float">
            <text:p><text:s/>283,326 <text:s/></text:p>
          </table:table-cell>
          <table:table-cell table:style-name="ce50" office:value-type="float" office:value="277.917009366533" calcext:value-type="float">
            <text:p><text:s/>278 <text:s/></text:p>
          </table:table-cell>
          <table:table-cell table:style-name="ce50" office:value-type="float" office:value="261.91495014408" calcext:value-type="float">
            <text:p><text:s/>2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1.91495014408" calcext:value-type="float">
            <text:p><text:s/>262 <text:s/></text:p>
          </table:table-cell>
          <table:table-cell table:style-name="ce50" office:value-type="float" office:value="16.0020592224533" calcext:value-type="float">
            <text:p><text:s/>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79669.757733606" calcext:value-type="float">
            <text:p><text:s/>179,670 <text:s/></text:p>
          </table:table-cell>
          <table:table-cell table:style-name="ce50" office:value-type="float" office:value="12524.4" calcext:value-type="float">
            <text:p><text:s/>12,524 <text:s/></text:p>
          </table:table-cell>
          <table:table-cell table:style-name="ce50" office:value-type="float" office:value="226031.28020836" calcext:value-type="float">
            <text:p><text:s/>226,031 <text:s/></text:p>
          </table:table-cell>
          <table:table-cell table:number-columns-repeated="2" table:style-name="ce50" office:value-type="float" office:value="261.91495014408" calcext:value-type="float">
            <text:p><text:s/>2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1.91495014408" calcext:value-type="float">
            <text:p><text:s/>2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1516.9856060606" calcext:value-type="float">
            <text:p>( 21,517 <text:s/>)</text:p>
          </table:table-cell>
          <table:table-cell table:style-name="ce53" office:value-type="float" office:value="3650.4" calcext:value-type="float">
            <text:p>( 3,650 <text:s/>)</text:p>
          </table:table-cell>
          <table:table-cell table:style-name="ce53" office:value-type="float" office:value="25157.621" calcext:value-type="float">
            <text:p>( 25,15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55732.570107343" calcext:value-type="float">
            <text:p>( 155,733 <text:s/>)</text:p>
          </table:table-cell>
          <table:table-cell table:style-name="ce53" office:value-type="float" office:value="5280" calcext:value-type="float">
            <text:p>( 5,280 <text:s/>)</text:p>
          </table:table-cell>
          <table:table-cell table:style-name="ce53" office:value-type="float" office:value="200873.65920836" calcext:value-type="float">
            <text:p>( 200,874 <text:s/>)</text:p>
          </table:table-cell>
          <table:table-cell table:number-columns-repeated="2" table:style-name="ce53" office:value-type="float" office:value="261.91495014408" calcext:value-type="float">
            <text:p>( 262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61.91495014408" calcext:value-type="float">
            <text:p>( 262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420.20202020202" calcext:value-type="float">
            <text:p>( 2,420 <text:s/>)</text:p>
          </table:table-cell>
          <table:table-cell table:style-name="ce53" office:value-type="float" office:value="3594" calcext:value-type="float">
            <text:p>( 3,59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72.558922558923" calcext:value-type="float">
            <text:p><text:s/>273 <text:s/></text:p>
          </table:table-cell>
          <table:table-cell table:style-name="ce50" office:value-type="float" office:value="245" calcext:value-type="float">
            <text:p><text:s/>245 <text:s/></text:p>
          </table:table-cell>
          <table:table-cell table:style-name="ce50" office:value-type="float" office:value="142" calcext:value-type="float">
            <text:p><text:s/>142 <text:s/></text:p>
          </table:table-cell>
          <table:table-cell table:style-name="ce50" office:value-type="float" office:value="16.0020592224533" calcext:value-type="float">
            <text:p><text:s/>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.0020592224533" calcext:value-type="float">
            <text:p><text:s/>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3297.4939393939" calcext:value-type="float">
            <text:p><text:s/>43,2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152.692" calcext:value-type="float">
            <text:p><text:s/>57,1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178.75984848485" calcext:value-type="float">
            <text:p><text:s/>5,179 <text:s/></text:p>
          </table:table-cell>
          <table:table-cell table:style-name="ce50" office:value-type="float" office:value="4073.256" calcext:value-type="float">
            <text:p><text:s/>4,073 <text:s/></text:p>
          </table:table-cell>
          <table:table-cell table:style-name="ce50" office:value-type="float" office:value="3215.291" calcext:value-type="float">
            <text:p><text:s/>3,2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918.760942760943" calcext:value-type="float">
            <text:p><text:s/>919 <text:s/></text:p>
          </table:table-cell>
          <table:table-cell table:style-name="ce50" office:value-type="float" office:value="344.39" calcext:value-type="float">
            <text:p><text:s/>344 <text:s/></text:p>
          </table:table-cell>
          <table:table-cell table:style-name="ce50" office:value-type="float" office:value="906.64" calcext:value-type="float">
            <text:p><text:s/>9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1147.0687710438" calcext:value-type="float">
            <text:p><text:s/>11,147 <text:s/></text:p>
          </table:table-cell>
          <table:table-cell table:style-name="ce54" office:value-type="float" office:value="1632.269" calcext:value-type="float">
            <text:p><text:s/>1,632 <text:s/></text:p>
          </table:table-cell>
          <table:table-cell table:style-name="ce54" office:value-type="float" office:value="13263.225" calcext:value-type="float">
            <text:p><text:s/>13,26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27307.339478114" calcext:value-type="float">
            <text:p><text:s/>127,307 <text:s/></text:p>
          </table:table-cell>
          <table:table-cell table:style-name="ce50" office:value-type="float" office:value="142259.408" calcext:value-type="float">
            <text:p><text:s/>142,259 <text:s/></text:p>
          </table:table-cell>
          <table:table-cell table:style-name="ce50" office:value-type="float" office:value="41592.881" calcext:value-type="float">
            <text:p><text:s/>41,5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606.102441077441" calcext:value-type="float">
            <text:p><text:s/>606 <text:s/></text:p>
          </table:table-cell>
          <table:table-cell table:style-name="ce50" office:value-type="float" office:value="220.408" calcext:value-type="float">
            <text:p><text:s/>220 <text:s/></text:p>
          </table:table-cell>
          <table:table-cell table:style-name="ce50" office:value-type="float" office:value="604.137" calcext:value-type="float">
            <text:p><text:s/>6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26701.237037037" calcext:value-type="float">
            <text:p><text:s/>126,701 <text:s/></text:p>
          </table:table-cell>
          <table:table-cell table:style-name="ce50" office:value-type="float" office:value="142039" calcext:value-type="float">
            <text:p><text:s/>142,039 <text:s/></text:p>
          </table:table-cell>
          <table:table-cell table:style-name="ce50" office:value-type="float" office:value="40988.744" calcext:value-type="float">
            <text:p><text:s/>40,9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44535.4098484849" calcext:value-type="float">
            <text:p>( 44,535 <text:s/>)</text:p>
          </table:table-cell>
          <table:table-cell table:style-name="ce53" office:value-type="float" office:value="63225" calcext:value-type="float">
            <text:p>( 63,225 <text:s/>)</text:p>
          </table:table-cell>
          <table:table-cell table:style-name="ce53" office:value-type="float" office:value="2586.741" calcext:value-type="float">
            <text:p>( 2,58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4512.2918350168" calcext:value-type="float">
            <text:p>( 44,512 <text:s/>)</text:p>
          </table:table-cell>
          <table:table-cell table:style-name="ce55" office:value-type="float" office:value="35611" calcext:value-type="float">
            <text:p>( 35,611 <text:s/>)</text:p>
          </table:table-cell>
          <table:table-cell table:style-name="ce55" office:value-type="float" office:value="27102.003" calcext:value-type="float">
            <text:p>( 27,102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33811.654612595" calcext:value-type="float">
            <text:p><text:s/>233,812 <text:s/></text:p>
          </table:table-cell>
          <table:table-cell table:style-name="ce50" office:value-type="float" office:value="22208.962" calcext:value-type="float">
            <text:p><text:s/>22,209 <text:s/></text:p>
          </table:table-cell>
          <table:table-cell table:style-name="ce50" office:value-type="float" office:value="288890.08453307" calcext:value-type="float">
            <text:p><text:s/>288,8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10151.981380272" calcext:value-type="float">
            <text:p><text:s/>210,152 <text:s/></text:p>
          </table:table-cell>
          <table:table-cell table:style-name="ce50" office:value-type="float" office:value="14915.962" calcext:value-type="float">
            <text:p><text:s/>14,916 <text:s/></text:p>
          </table:table-cell>
          <table:table-cell table:style-name="ce50" office:value-type="float" office:value="264141.98253307" calcext:value-type="float">
            <text:p><text:s/>264,1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3659.6732323232" calcext:value-type="float">
            <text:p><text:s/>23,660 <text:s/></text:p>
          </table:table-cell>
          <table:table-cell table:style-name="ce50" office:value-type="float" office:value="7293" calcext:value-type="float">
            <text:p><text:s/>7,293 <text:s/></text:p>
          </table:table-cell>
          <table:table-cell table:style-name="ce50" office:value-type="float" office:value="24748.102" calcext:value-type="float">
            <text:p><text:s/>24,7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15638.2718013468" calcext:value-type="float">
            <text:p>( 15,638 <text:s/>)</text:p>
          </table:table-cell>
          <table:table-cell table:style-name="ce53" office:value-type="float" office:value="1964" calcext:value-type="float">
            <text:p>( 1,964 <text:s/>)</text:p>
          </table:table-cell>
          <table:table-cell table:style-name="ce53" office:value-type="float" office:value="18896.741" calcext:value-type="float">
            <text:p>( 18,89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3161.4661616162" calcext:value-type="float">
            <text:p><text:s/>33,161 <text:s/></text:p>
          </table:table-cell>
          <table:table-cell table:style-name="ce50" office:value-type="float" office:value="13809.633" calcext:value-type="float">
            <text:p><text:s/>13,810 <text:s/></text:p>
          </table:table-cell>
          <table:table-cell table:style-name="ce50" office:value-type="float" office:value="31497.906" calcext:value-type="float">
            <text:p><text:s/>31,49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018.8595959596" calcext:value-type="float">
            <text:p><text:s/>5,019 <text:s/></text:p>
          </table:table-cell>
          <table:table-cell table:style-name="ce54" office:value-type="float" office:value="5210.742" calcext:value-type="float">
            <text:p><text:s/>5,211 <text:s/></text:p>
          </table:table-cell>
          <table:table-cell table:style-name="ce54" office:value-type="float" office:value="1993.124" calcext:value-type="float">
            <text:p><text:s/>1,99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07355.693434343" calcext:value-type="float">
            <text:p><text:s/>107,356 <text:s/></text:p>
          </table:table-cell>
          <table:table-cell table:style-name="ce50" office:value-type="float" office:value="93068.808" calcext:value-type="float">
            <text:p><text:s/>93,069 <text:s/></text:p>
          </table:table-cell>
          <table:table-cell table:style-name="ce50" office:value-type="float" office:value="58981.686" calcext:value-type="float">
            <text:p><text:s/>58,9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10261.6504208754" calcext:value-type="float">
            <text:p>( 10,262 <text:s/>)</text:p>
          </table:table-cell>
          <table:table-cell table:style-name="ce53" office:value-type="float" office:value="6901.708" calcext:value-type="float">
            <text:p>( 6,902 <text:s/>)</text:p>
          </table:table-cell>
          <table:table-cell table:style-name="ce53" office:value-type="float" office:value="7410.527" calcext:value-type="float">
            <text:p>( 7,41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6265.012962963" calcext:value-type="float">
            <text:p><text:s/>16,265 <text:s/></text:p>
          </table:table-cell>
          <table:table-cell table:style-name="ce50" office:value-type="float" office:value="14398.145" calcext:value-type="float">
            <text:p><text:s/>14,398 <text:s/></text:p>
          </table:table-cell>
          <table:table-cell table:style-name="ce50" office:value-type="float" office:value="8671.466" calcext:value-type="float">
            <text:p><text:s/>8,6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46859.8624579125" calcext:value-type="float">
            <text:p><text:s/>46,860 <text:s/></text:p>
          </table:table-cell>
          <table:table-cell table:style-name="ce50" office:value-type="float" office:value="2372" calcext:value-type="float">
            <text:p><text:s/>2,372 <text:s/></text:p>
          </table:table-cell>
          <table:table-cell table:style-name="ce50" office:value-type="float" office:value="59746.574" calcext:value-type="float">
            <text:p><text:s/>59,7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7303.832326318" calcext:value-type="float">
            <text:p><text:s/>277,304 <text:s/></text:p>
          </table:table-cell>
          <table:table-cell table:style-name="ce50" office:value-type="float" office:value="2071.210104" calcext:value-type="float">
            <text:p><text:s/>2,07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71.210104" calcext:value-type="float">
            <text:p><text:s/>2,071 <text:s/></text:p>
          </table:table-cell>
          <table:table-cell table:style-name="ce50" office:value-type="float" office:value="275232.622222318" calcext:value-type="float">
            <text:p><text:s/>275,2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3636.81186868687" calcext:value-type="float">
            <text:p><text:s/>3,637 <text:s/></text:p>
          </table:table-cell>
          <table:table-cell table:style-name="ce51" office:value-type="float" office:value="2574.948" calcext:value-type="float">
            <text:p><text:s/>2,575 <text:s/></text:p>
          </table:table-cell>
          <table:table-cell table:style-name="ce51" office:value-type="float" office:value="2511.749" calcext:value-type="float">
            <text:p><text:s/>2,51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60497.591414141" calcext:value-type="float">
            <text:p><text:s/>360,498 <text:s/></text:p>
          </table:table-cell>
          <table:table-cell table:style-name="ce50" office:value-type="float" office:value="280767.144" calcext:value-type="float">
            <text:p><text:s/>280,767 <text:s/></text:p>
          </table:table-cell>
          <table:table-cell table:style-name="ce50" office:value-type="float" office:value="226286.026" calcext:value-type="float">
            <text:p><text:s/>226,2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323676.092592593" calcext:value-type="float">
            <text:p><text:s/>323,676 <text:s/></text:p>
          </table:table-cell>
          <table:table-cell table:style-name="ce50" office:value-type="float" office:value="237634.459" calcext:value-type="float">
            <text:p><text:s/>237,634 <text:s/></text:p>
          </table:table-cell>
          <table:table-cell table:style-name="ce50" office:value-type="float" office:value="216021.812" calcext:value-type="float">
            <text:p><text:s/>216,0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41.177525252525" calcext:value-type="float">
            <text:p><text:s/>441 <text:s/></text:p>
          </table:table-cell>
          <table:table-cell table:style-name="ce50" office:value-type="float" office:value="635.307" calcext:value-type="float">
            <text:p><text:s/>635 <text:s/></text:p>
          </table:table-cell>
          <table:table-cell table:style-name="ce50" office:value-type="float" office:value="17.637" calcext:value-type="float">
            <text:p><text:s/>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1006.2042087542" calcext:value-type="float">
            <text:p><text:s/>21,006 <text:s/></text:p>
          </table:table-cell>
          <table:table-cell table:style-name="ce50" office:value-type="float" office:value="21803.386" calcext:value-type="float">
            <text:p><text:s/>21,803 <text:s/></text:p>
          </table:table-cell>
          <table:table-cell table:style-name="ce50" office:value-type="float" office:value="8347.402" calcext:value-type="float">
            <text:p><text:s/>8,3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0106.8207912458" calcext:value-type="float">
            <text:p><text:s/>10,107 <text:s/></text:p>
          </table:table-cell>
          <table:table-cell table:style-name="ce50" office:value-type="float" office:value="12894.557" calcext:value-type="float">
            <text:p><text:s/>12,895 <text:s/></text:p>
          </table:table-cell>
          <table:table-cell table:style-name="ce50" office:value-type="float" office:value="1879.175" calcext:value-type="float">
            <text:p><text:s/>1,8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5267.2962962963" calcext:value-type="float">
            <text:p><text:s/>5,267 <text:s/></text:p>
          </table:table-cell>
          <table:table-cell table:style-name="ce51" office:value-type="float" office:value="7799.435" calcext:value-type="float">
            <text:p><text:s/>7,799 <text:s/></text:p>
          </table:table-cell>
          <table:table-cell table:style-name="ce51" office:value-type="float" office:value="20" calcext:value-type="float">
            <text:p><text:s/>2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17869.993097643" calcext:value-type="float">
            <text:p><text:s/>617,870 <text:s/></text:p>
          </table:table-cell>
          <table:table-cell table:style-name="ce52" office:value-type="float" office:value="819284.5" calcext:value-type="float">
            <text:p><text:s/>819,285 <text:s/></text:p>
          </table:table-cell>
          <table:table-cell table:style-name="ce52" office:value-type="float" office:value="87335.502" calcext:value-type="float">
            <text:p><text:s/>87,33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0245846.724196" calcext:value-type="float">
            <text:p><text:s/>60,245,847 <text:s/></text:p>
          </table:table-cell>
          <table:table-cell table:style-name="ce57" office:value-type="float" office:value="18596" calcext:value-type="float">
            <text:p><text:s/>18,596 <text:s/></text:p>
          </table:table-cell>
          <table:table-cell table:style-name="ce57" office:value-type="float" office:value="60227250.724196" calcext:value-type="float">
            <text:p><text:s/>60,227,251 <text:s/></text:p>
          </table:table-cell>
          <table:table-cell table:style-name="ce57" office:value-type="float" office:value="3397592.523097" calcext:value-type="float">
            <text:p><text:s/>3,397,593 <text:s/></text:p>
          </table:table-cell>
          <table:table-cell table:style-name="ce57" office:value-type="float" office:value="270040.087508" calcext:value-type="float">
            <text:p><text:s/>270,040 <text:s/></text:p>
          </table:table-cell>
          <table:table-cell table:style-name="ce57" office:value-type="float" office:value="234679.744562" calcext:value-type="float">
            <text:p><text:s/>234,68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360.342946" calcext:value-type="float">
            <text:p><text:s/>35,360 <text:s/></text:p>
          </table:table-cell>
          <table:table-cell table:style-name="ce57" office:value-type="float" office:value="3127552.435589" calcext:value-type="float">
            <text:p><text:s/>3,127,55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9300791.705" calcext:value-type="float">
            <text:p><text:s/>59,300,79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9300791.705" calcext:value-type="float">
            <text:p><text:s/>59,300,79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7178.948677" calcext:value-type="float">
            <text:p><text:s/>17,17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7178.948677" calcext:value-type="float">
            <text:p><text:s/>17,17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945055.019196" calcext:value-type="float">
            <text:p><text:s/>945,055 <text:s/></text:p>
          </table:table-cell>
          <table:table-cell table:style-name="ce57" office:value-type="float" office:value="18596" calcext:value-type="float">
            <text:p><text:s/>18,596 <text:s/></text:p>
          </table:table-cell>
          <table:table-cell table:style-name="ce57" office:value-type="float" office:value="926459.019196" calcext:value-type="float">
            <text:p><text:s/>926,459 <text:s/></text:p>
          </table:table-cell>
          <table:table-cell table:style-name="ce57" office:value-type="float" office:value="3380413.57442" calcext:value-type="float">
            <text:p><text:s/>3,380,414 <text:s/></text:p>
          </table:table-cell>
          <table:table-cell table:style-name="ce57" office:value-type="float" office:value="270040.087508" calcext:value-type="float">
            <text:p><text:s/>270,040 <text:s/></text:p>
          </table:table-cell>
          <table:table-cell table:style-name="ce57" office:value-type="float" office:value="234679.744562" calcext:value-type="float">
            <text:p><text:s/>234,68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360.342946" calcext:value-type="float">
            <text:p><text:s/>35,360 <text:s/></text:p>
          </table:table-cell>
          <table:table-cell table:style-name="ce57" office:value-type="float" office:value="3110373.486912" calcext:value-type="float">
            <text:p><text:s/>3,110,37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7968.348673" calcext:value-type="float">
            <text:p><text:s/>27,96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27968.348673" calcext:value-type="float">
            <text:p><text:s/>27,968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7968.348673" calcext:value-type="float">
            <text:p><text:s/>27,96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7968.348673" calcext:value-type="float">
            <text:p><text:s/>27,968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194101.306" calcext:value-type="float">
            <text:p><text:s/>4,194,10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1727.004" calcext:value-type="float">
            <text:p><text:s/>21,727 <text:s/></text:p>
          </table:table-cell>
          <table:table-cell table:style-name="ce49" office:value-type="float" office:value="1026337.795" calcext:value-type="float">
            <text:p><text:s/>1,026,338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1628689.1" calcext:value-type="float">
            <text:p><text:s/>41,628,6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1628689.1" calcext:value-type="float">
            <text:p><text:s/>41,628,689 <text:s/></text:p>
          </table:table-cell>
          <table:table-cell table:style-name="ce51" office:value-type="float" office:value="4194101.306" calcext:value-type="float">
            <text:p><text:s/>4,194,10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1727.004" calcext:value-type="float">
            <text:p><text:s/>21,727 <text:s/></text:p>
          </table:table-cell>
          <table:table-cell table:style-name="ce51" office:value-type="float" office:value="1026337.795" calcext:value-type="float">
            <text:p><text:s/>1,026,33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11828.318" calcext:value-type="float">
            <text:p><text:s/>-11,82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1628689.1" calcext:value-type="float">
            <text:p><text:s/>41,628,689 <text:s/></text:p>
          </table:table-cell>
          <table:table-cell table:style-name="ce50" office:value-type="float" office:value="7255100.305" calcext:value-type="float">
            <text:p><text:s/>7,255,1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27.004" calcext:value-type="float">
            <text:p><text:s/>21,727 <text:s/></text:p>
          </table:table-cell>
          <table:table-cell table:style-name="ce50" office:value-type="float" office:value="1026337.795" calcext:value-type="float">
            <text:p><text:s/>1,026,3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1628689.1" calcext:value-type="float">
            <text:p><text:s/>41,628,689 <text:s/></text:p>
          </table:table-cell>
          <table:table-cell table:style-name="ce50" office:value-type="float" office:value="7255100.305" calcext:value-type="float">
            <text:p><text:s/>7,255,1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60.211" calcext:value-type="float">
            <text:p><text:s/>3,860 <text:s/></text:p>
          </table:table-cell>
          <table:table-cell table:style-name="ce50" office:value-type="float" office:value="1016040.468" calcext:value-type="float">
            <text:p><text:s/>1,016,0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866.793" calcext:value-type="float">
            <text:p><text:s/>17,867 <text:s/></text:p>
          </table:table-cell>
          <table:table-cell table:style-name="ce50" office:value-type="float" office:value="10297.327" calcext:value-type="float">
            <text:p><text:s/>10,2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0998.999" calcext:value-type="float">
            <text:p><text:s/>3,060,99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058866.975" calcext:value-type="float">
            <text:p><text:s/>247,058,86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0998.999" calcext:value-type="float">
            <text:p><text:s/>3,060,99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058866.975" calcext:value-type="float">
            <text:p><text:s/>247,058,86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024540.269" calcext:value-type="float">
            <text:p><text:s/>19,024,54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42.05" calcext:value-type="float">
            <text:p><text:s/>84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587.854" calcext:value-type="float">
            <text:p><text:s/>14,5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50984.304" calcext:value-type="float">
            <text:p><text:s/>3,450,98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518472.164" calcext:value-type="float">
            <text:p><text:s/>9,518,47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04606" calcext:value-type="float">
            <text:p><text:s/>3,604,60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65837.564" calcext:value-type="float">
            <text:p><text:s/>2,065,838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69210.333" calcext:value-type="float">
            <text:p><text:s/>369,21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663413.035" calcext:value-type="float">
            <text:p><text:s/>9,663,41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18382741.989" calcext:value-type="float">
            <text:p><text:s/>218,382,74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18382741.989" calcext:value-type="float">
            <text:p><text:s/>218,382,7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5247188.22" calcext:value-type="float">
            <text:p><text:s/>125,247,1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3842.381" calcext:value-type="float">
            <text:p><text:s/>403,8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89250.564" calcext:value-type="float">
            <text:p><text:s/>3,589,2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80652.731" calcext:value-type="float">
            <text:p><text:s/>6,080,6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4482.011" calcext:value-type="float">
            <text:p><text:s/>254,4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3396.292" calcext:value-type="float">
            <text:p><text:s/>423,3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37491.91" calcext:value-type="float">
            <text:p><text:s/>3,337,4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6810.153" calcext:value-type="float">
            <text:p><text:s/>536,8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782514.151" calcext:value-type="float">
            <text:p><text:s/>28,782,5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57438.648" calcext:value-type="float">
            <text:p><text:s/>19,757,4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20296.5" calcext:value-type="float">
            <text:p>( 220,29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825838.223" calcext:value-type="float">
            <text:p>( 17,825,83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31136.493" calcext:value-type="float">
            <text:p><text:s/>6,031,1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35507.451" calcext:value-type="float">
            <text:p><text:s/>2,235,50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758431.559" calcext:value-type="float">
            <text:p><text:s/>758,4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19145.026" calcext:value-type="float">
            <text:p><text:s/>3,219,1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2815.159" calcext:value-type="float">
            <text:p><text:s/>1,142,81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991640.357" calcext:value-type="float">
            <text:p><text:s/>4,991,6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92095.128" calcext:value-type="float">
            <text:p><text:s/>5,092,0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2153.536" calcext:value-type="float">
            <text:p><text:s/>1,962,1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29941.592" calcext:value-type="float">
            <text:p><text:s/>3,129,9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25429.842" calcext:value-type="float">
            <text:p>( 325,430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074354.059" calcext:value-type="float">
            <text:p>( 2,074,35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989007.841" calcext:value-type="float">
            <text:p><text:s/>15,989,0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98661.645" calcext:value-type="float">
            <text:p><text:s/>14,898,6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90346.196" calcext:value-type="float">
            <text:p><text:s/>1,090,3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82310.012" calcext:value-type="float">
            <text:p>( 582,31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83536.421" calcext:value-type="float">
            <text:p><text:s/>6,283,53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916754.401" calcext:value-type="float">
            <text:p><text:s/>1,916,7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208748.185" calcext:value-type="float">
            <text:p><text:s/>36,208,7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4297356.415" calcext:value-type="float">
            <text:p>( 24,297,35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9818.903" calcext:value-type="float">
            <text:p><text:s/>2,269,8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8124.437" calcext:value-type="float">
            <text:p><text:s/>898,1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30105.463" calcext:value-type="float">
            <text:p><text:s/>930,1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25238.826" calcext:value-type="float">
            <text:p><text:s/>2,425,2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1717.88" calcext:value-type="float">
            <text:p><text:s/>471,718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94087.894" calcext:value-type="float">
            <text:p><text:s/>1,194,0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50423.434" calcext:value-type="float">
            <text:p><text:s/>1,150,4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664.46" calcext:value-type="float">
            <text:p><text:s/>43,6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15543.806" calcext:value-type="float">
            <text:p><text:s/>2,615,5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20403.448" calcext:value-type="float">
            <text:p><text:s/>1,720,40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895140.358" calcext:value-type="float">
            <text:p><text:s/>895,1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898132.58" calcext:value-type="float">
            <text:p><text:s/>45,898,1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30609.192" calcext:value-type="float">
            <text:p><text:s/>5,630,6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79963.961" calcext:value-type="float">
            <text:p><text:s/>2,679,9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91037.33" calcext:value-type="float">
            <text:p><text:s/>1,291,0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1866.505" calcext:value-type="float">
            <text:p><text:s/>701,8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4093.174" calcext:value-type="float">
            <text:p><text:s/>1,414,0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3467.557" calcext:value-type="float">
            <text:p><text:s/>1,103,46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60374.374" calcext:value-type="float">
            <text:p><text:s/>1,160,3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470037.286" calcext:value-type="float">
            <text:p><text:s/>8,470,0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52173.186" calcext:value-type="float">
            <text:p><text:s/>5,352,17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8094510.015" calcext:value-type="float">
            <text:p><text:s/>18,094,510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3427789.489" calcext:value-type="float">
            <text:p><text:s/>43,427,7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1628689.1" calcext:value-type="float">
            <text:p><text:s/>41,628,689 <text:s/></text:p>
          </table:table-cell>
          <table:table-cell table:style-name="ce57" office:value-type="float" office:value="7255100.305" calcext:value-type="float">
            <text:p><text:s/>7,255,10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727.004" calcext:value-type="float">
            <text:p><text:s/>21,727 <text:s/></text:p>
          </table:table-cell>
          <table:table-cell table:style-name="ce57" office:value-type="float" office:value="1026337.795" calcext:value-type="float">
            <text:p><text:s/>1,026,33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1628689.1" calcext:value-type="float">
            <text:p><text:s/>41,628,689 <text:s/></text:p>
          </table:table-cell>
          <table:table-cell table:style-name="ce57" office:value-type="float" office:value="7255100.305" calcext:value-type="float">
            <text:p><text:s/>7,255,10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860.211" calcext:value-type="float">
            <text:p><text:s/>3,860 <text:s/></text:p>
          </table:table-cell>
          <table:table-cell table:style-name="ce57" office:value-type="float" office:value="1016040.468" calcext:value-type="float">
            <text:p><text:s/>1,016,04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7866.793" calcext:value-type="float">
            <text:p><text:s/>17,867 <text:s/></text:p>
          </table:table-cell>
          <table:table-cell table:style-name="ce57" office:value-type="float" office:value="10297.327" calcext:value-type="float">
            <text:p><text:s/>10,29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4308" calcext:value-type="float">
            <text:p><text:s/>114,308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4308" calcext:value-type="float">
            <text:p><text:s/>114,308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46678" calcext:value-type="float">
            <text:p><text:s/>24,846,678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46678" calcext:value-type="float">
            <text:p><text:s/>24,846,678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12560.8" calcext:value-type="float">
            <text:p><text:s/>6,212,561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12560.8" calcext:value-type="float">
            <text:p><text:s/>6,212,561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4308" calcext:value-type="float">
            <text:p><text:s/>114,308 <text:s/></text:p>
          </table:table-cell>
          <table:table-cell table:style-name="ce52" office:value-type="float" office:value="18634117.2" calcext:value-type="float">
            <text:p><text:s/>18,634,117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4308" calcext:value-type="float">
            <text:p><text:s/>114,308 <text:s/></text:p>
          </table:table-cell>
          <table:table-cell table:style-name="ce52" office:value-type="float" office:value="18634117.2" calcext:value-type="float">
            <text:p><text:s/>18,634,117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634117.2" calcext:value-type="float">
            <text:p><text:s/>18,634,117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4637.333333333" calcext:value-type="float">
            <text:p><text:s/>254,637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5174.666666667" calcext:value-type="float">
            <text:p><text:s/>485,175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8928" calcext:value-type="float">
            <text:p><text:s/>178,928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825761.85" calcext:value-type="float">
            <text:p><text:s/>16,825,762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825761.85" calcext:value-type="float">
            <text:p><text:s/>16,825,762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20716.63" calcext:value-type="float">
            <text:p>( 220,717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6605045.22" calcext:value-type="float">
            <text:p>( 16,605,045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2620.35" calcext:value-type="float">
            <text:p><text:s/>122,620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572.21" calcext:value-type="float">
            <text:p><text:s/>73,572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048.14" calcext:value-type="float">
            <text:p><text:s/>49,048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9048.14" calcext:value-type="float">
            <text:p>( 49,048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66995" calcext:value-type="float">
            <text:p><text:s/>766,995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66995" calcext:value-type="float">
            <text:p>( 766,995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29.24" calcext:value-type="float">
            <text:p><text:s/>3,429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429.24" calcext:value-type="float">
            <text:p><text:s/>3,429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10878.76" calcext:value-type="float">
            <text:p><text:s/>110,879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